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Contents_20_Heading">
      <style:paragraph-properties fo:break-before="page"/>
    </style:style>
    <style:style style:name="P48" style:family="paragraph" style:parent-style-name="Answer">
      <style:paragraph-properties fo:break-before="page"/>
      <style:text-properties officeooo:paragraph-rsid="015f59c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paragraph-properties fo:text-align="start" style:justify-single-word="false"/>
      <style:text-properties officeooo:paragraph-rsid="018faf77"/>
    </style:style>
    <style:style style:name="P149" style:family="paragraph" style:parent-style-name="Text_20_Body_20_Start">
      <style:text-properties officeooo:paragraph-rsid="018faf77"/>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Index_20_1">
      <style:paragraph-properties>
        <style:tab-stops>
          <style:tab-stop style:position="170mm" style:type="right" style:leader-style="dotted" style:leader-text="."/>
        </style:tab-stops>
      </style:paragraph-properties>
    </style:style>
    <style:style style:name="P159" style:family="paragraph" style:parent-style-name="Index_20_Separator">
      <style:paragraph-properties>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2">
      <style:paragraph-properties>
        <style:tab-stops>
          <style:tab-stop style:position="165.01mm" style:type="right" style:leader-style="dotted" style:leader-text="."/>
        </style:tab-stops>
      </style:paragraph-properties>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4">
      <style:paragraph-properties>
        <style:tab-stops>
          <style:tab-stop style:position="155.03mm" style:type="right" style:leader-style="dotted" style:leader-text="."/>
        </style:tab-stops>
      </style:paragraph-properties>
    </style:style>
    <style:style style:name="P167" style:family="paragraph" style:parent-style-name="Standard" style:list-style-name="L9"/>
    <style:style style:name="P168" style:family="paragraph" style:parent-style-name="List" style:list-style-name="L8"/>
    <style:style style:name="P169" style:family="paragraph" style:parent-style-name="List" style:list-style-name="L8">
      <style:text-properties officeooo:paragraph-rsid="0167ceb5"/>
    </style:style>
    <style:style style:name="P170" style:family="paragraph" style:parent-style-name="Heading_20_4">
      <style:text-properties officeooo:rsid="003b244f" officeooo:paragraph-rsid="003b244f"/>
    </style:style>
    <style:style style:name="P171" style:family="paragraph" style:parent-style-name="Heading_20_4">
      <style:text-properties officeooo:rsid="003e8725" officeooo:paragraph-rsid="003e8725"/>
    </style:style>
    <style:style style:name="P172" style:family="paragraph" style:parent-style-name="Heading_20_4">
      <style:text-properties officeooo:rsid="00918711"/>
    </style:style>
    <style:style style:name="P173" style:family="paragraph" style:parent-style-name="List_20_1_20_Cont." style:list-style-name="L4"/>
    <style:style style:name="P174" style:family="paragraph" style:parent-style-name="List_20_1_20_Cont.">
      <style:paragraph-properties fo:margin-left="12.51mm" fo:margin-right="0mm" fo:text-indent="-4mm" style:auto-text-indent="false"/>
    </style:style>
    <style:style style:name="P175" style:family="paragraph" style:parent-style-name="Note_20_Cont." style:list-style-name="L10">
      <style:text-properties officeooo:paragraph-rsid="0122492a"/>
    </style:style>
    <style:style style:name="P176" style:family="paragraph" style:parent-style-name="Option" style:list-style-name="L11"/>
    <style:style style:name="P177" style:family="paragraph" style:parent-style-name="List_20_1_20_End" style:list-style-name="L3"/>
    <style:style style:name="P178" style:family="paragraph" style:parent-style-name="List_20_1_20_End" style:list-style-name="L6">
      <style:text-properties officeooo:paragraph-rsid="00272990"/>
    </style:style>
    <style:style style:name="P179" style:family="paragraph" style:parent-style-name="List_20_1_20_End">
      <style:text-properties officeooo:paragraph-rsid="011d81b5"/>
    </style:style>
    <style:style style:name="P180" style:family="paragraph" style:parent-style-name="List_20_1_20_End">
      <style:text-properties officeooo:rsid="0038d579" officeooo:paragraph-rsid="0038d579"/>
    </style:style>
    <style:style style:name="P181" style:family="paragraph" style:parent-style-name="List_20_1_20_End">
      <style:text-properties officeooo:paragraph-rsid="0013ea2a"/>
    </style:style>
    <style:style style:name="P182" style:family="paragraph" style:parent-style-name="List_20_1_20_End">
      <style:text-properties officeooo:rsid="0013ea2a" officeooo:paragraph-rsid="0013ea2a"/>
    </style:style>
    <style:style style:name="P183" style:family="paragraph" style:parent-style-name="List_20_1_20_End" style:list-style-name="L12"/>
    <style:style style:name="P184" style:family="paragraph" style:parent-style-name="List_20_1_20_End" style:list-style-name="L13"/>
    <style:style style:name="P185" style:family="paragraph" style:parent-style-name="List_20_1_20_End">
      <style:paragraph-properties fo:margin-left="12.51mm" fo:margin-right="0mm" fo:text-indent="-4mm" style:auto-text-indent="false"/>
    </style:style>
    <style:style style:name="P186" style:family="paragraph" style:parent-style-name="Heading_20_3">
      <style:text-properties officeooo:paragraph-rsid="00918711"/>
    </style:style>
    <style:style style:name="P187" style:family="paragraph" style:parent-style-name="Heading_20_3">
      <style:text-properties style:font-style-asian="normal" style:font-style-complex="normal"/>
    </style:style>
    <style:style style:name="P188" style:family="paragraph" style:parent-style-name="Heading_20_3">
      <style:text-properties officeooo:rsid="009f61a1" officeooo:paragraph-rsid="009f61a1"/>
    </style:style>
    <style:style style:name="P189" style:family="paragraph" style:parent-style-name="Heading_20_3">
      <style:text-properties officeooo:paragraph-rsid="002706f7"/>
    </style:style>
    <style:style style:name="P190" style:family="paragraph" style:parent-style-name="Heading_20_3">
      <style:paragraph-properties fo:break-before="page"/>
    </style:style>
    <style:style style:name="P191" style:family="paragraph" style:parent-style-name="Text_20_body" style:list-style-name="L11"/>
    <style:style style:name="P192" style:family="paragraph" style:parent-style-name="Text_20_body" style:list-style-name="L11">
      <style:text-properties officeooo:paragraph-rsid="015fdcf5"/>
    </style:style>
    <style:style style:name="P193" style:family="paragraph" style:parent-style-name="Heading_20_1" style:list-style-name="">
      <style:paragraph-properties fo:text-align="justify" style:justify-single-word="false"/>
    </style:style>
    <style:style style:name="P194" style:family="paragraph" style:parent-style-name="Heading_20_1">
      <style:paragraph-properties fo:break-before="page"/>
    </style:style>
    <style:style style:name="P195" style:family="paragraph" style:parent-style-name="Question">
      <style:text-properties officeooo:paragraph-rsid="018f2b3a"/>
    </style:style>
    <style:style style:name="P196" style:family="paragraph" style:parent-style-name="Question">
      <style:text-properties officeooo:paragraph-rsid="00a3938e"/>
    </style:style>
    <style:style style:name="P197" style:family="paragraph" style:parent-style-name="Question">
      <style:text-properties officeooo:paragraph-rsid="016e12c3"/>
    </style:style>
    <style:style style:name="P198" style:family="paragraph" style:parent-style-name="Question">
      <style:text-properties officeooo:rsid="0037af8d" officeooo:paragraph-rsid="0037af8d"/>
    </style:style>
    <style:style style:name="P199" style:family="paragraph" style:parent-style-name="Question">
      <style:text-properties officeooo:rsid="008db1e9" officeooo:paragraph-rsid="008db1e9"/>
    </style:style>
    <style:style style:name="P200" style:family="paragraph" style:parent-style-name="Question">
      <style:text-properties officeooo:rsid="015f59ce" officeooo:paragraph-rsid="015f59ce"/>
    </style:style>
    <style:style style:name="P201" style:family="paragraph" style:parent-style-name="Heading_20_2">
      <style:text-properties officeooo:rsid="00868084" officeooo:paragraph-rsid="00868084"/>
    </style:style>
    <style:style style:name="P202" style:family="paragraph" style:parent-style-name="Heading_20_2">
      <style:text-properties officeooo:paragraph-rsid="00a9b12c"/>
    </style:style>
    <style:style style:name="P203" style:family="paragraph" style:parent-style-name="Heading_20_2" style:list-style-name="">
      <style:paragraph-properties fo:text-align="justify" style:justify-single-word="false"/>
    </style:style>
    <style:style style:name="P204" style:family="paragraph" style:parent-style-name="Heading_20_2">
      <style:text-properties officeooo:rsid="0032c6b2" officeooo:paragraph-rsid="0032c6b2"/>
    </style:style>
    <style:style style:name="P205" style:family="paragraph" style:parent-style-name="Heading_20_2">
      <style:paragraph-properties fo:break-before="page"/>
    </style:style>
    <style:style style:name="P206" style:family="paragraph" style:parent-style-name="List_20_1">
      <style:text-properties officeooo:rsid="006f49b8" officeooo:paragraph-rsid="006f49b8"/>
    </style:style>
    <style:style style:name="P207" style:family="paragraph" style:parent-style-name="List_20_1">
      <style:text-properties officeooo:rsid="0068dddf" officeooo:paragraph-rsid="0068dddf"/>
    </style:style>
    <style:style style:name="P208" style:family="paragraph" style:parent-style-name="List_20_1">
      <style:text-properties officeooo:rsid="014b500d" officeooo:paragraph-rsid="014b500d"/>
    </style:style>
    <style:style style:name="P209" style:family="paragraph" style:parent-style-name="List_20_1">
      <style:text-properties officeooo:rsid="008310a8" officeooo:paragraph-rsid="008310a8"/>
    </style:style>
    <style:style style:name="P210" style:family="paragraph" style:parent-style-name="List_20_1">
      <style:text-properties officeooo:rsid="016f549c" officeooo:paragraph-rsid="016f549c"/>
    </style:style>
    <style:style style:name="P211" style:family="paragraph" style:parent-style-name="List_20_1">
      <style:text-properties officeooo:rsid="0174f147" officeooo:paragraph-rsid="01771f7f"/>
    </style:style>
    <style:style style:name="P212" style:family="paragraph" style:parent-style-name="List_20_1">
      <style:text-properties officeooo:rsid="01747dce" officeooo:paragraph-rsid="01771f7f"/>
    </style:style>
    <style:style style:name="P213" style:family="paragraph" style:parent-style-name="List_20_1">
      <style:text-properties officeooo:rsid="0093db33"/>
    </style:style>
    <style:style style:name="P214" style:family="paragraph" style:parent-style-name="List_20_1">
      <style:text-properties officeooo:paragraph-rsid="004dfd2b"/>
    </style:style>
    <style:style style:name="P215" style:family="paragraph" style:parent-style-name="List_20_1" style:list-style-name="">
      <style:text-properties officeooo:rsid="012c3b8d"/>
    </style:style>
    <style:style style:name="P216" style:family="paragraph" style:parent-style-name="List_20_1">
      <style:text-properties officeooo:paragraph-rsid="00b02fc0"/>
    </style:style>
    <style:style style:name="P217" style:family="paragraph" style:parent-style-name="List_20_1">
      <style:text-properties officeooo:rsid="00b02fc0" officeooo:paragraph-rsid="00b02fc0"/>
    </style:style>
    <style:style style:name="P218" style:family="paragraph" style:parent-style-name="List_20_1">
      <style:text-properties fo:font-style="italic" officeooo:rsid="00b02fc0" officeooo:paragraph-rsid="00b02fc0" style:font-style-asian="italic" style:font-style-complex="italic"/>
    </style:style>
    <style:style style:name="P219" style:family="paragraph" style:parent-style-name="List_20_1">
      <style:text-properties officeooo:rsid="0038d579" officeooo:paragraph-rsid="0038d579"/>
    </style:style>
    <style:style style:name="P220" style:family="paragraph" style:parent-style-name="List_20_1">
      <style:text-properties officeooo:paragraph-rsid="0038d579"/>
    </style:style>
    <style:style style:name="P221" style:family="paragraph" style:parent-style-name="List_20_1">
      <style:text-properties officeooo:rsid="014be339" officeooo:paragraph-rsid="014be339"/>
    </style:style>
    <style:style style:name="P222" style:family="paragraph" style:parent-style-name="List_20_1">
      <style:text-properties officeooo:paragraph-rsid="0042e302"/>
    </style:style>
    <style:style style:name="P223" style:family="paragraph" style:parent-style-name="List_20_1">
      <style:text-properties officeooo:rsid="0042e302" officeooo:paragraph-rsid="0042e302"/>
    </style:style>
    <style:style style:name="P224" style:family="paragraph" style:parent-style-name="List_20_1">
      <style:text-properties officeooo:paragraph-rsid="004495ea"/>
    </style:style>
    <style:style style:name="P225" style:family="paragraph" style:parent-style-name="List_20_1">
      <style:text-properties officeooo:paragraph-rsid="0013ea2a"/>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text-properties officeooo:rsid="019db18f"/>
    </style:style>
    <style:style style:name="T22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4"><text:a xlink:type="simple" xlink:href="#__RefHeading__31345316" text:style-name="Index_20_Link" text:visited-style-name="Index_20_Link">Overview<text:tab/>5</text:a></text:p>
          <text:p text:style-name="P163"><text:a xlink:type="simple" xlink:href="#__RefHeading__16232_1510295094" text:style-name="Index_20_Link" text:visited-style-name="Index_20_Link">Features<text:tab/>5</text:a></text:p>
          <text:p text:style-name="P163"><text:a xlink:type="simple" xlink:href="#__RefHeading__16234_1510295094" text:style-name="Index_20_Link" text:visited-style-name="Index_20_Link">Requirements<text:tab/>5</text:a></text:p>
          <text:p text:style-name="P163"><text:a xlink:type="simple" xlink:href="#__RefHeading__16236_1510295094" text:style-name="Index_20_Link" text:visited-style-name="Index_20_Link">Supported entry types<text:tab/>7</text:a></text:p>
          <text:p text:style-name="P164"><text:a xlink:type="simple" xlink:href="#__RefHeading__16238_1510295094" text:style-name="Index_20_Link" text:visited-style-name="Index_20_Link">Installation<text:tab/>7</text:a></text:p>
          <text:p text:style-name="P163"><text:a xlink:type="simple" xlink:href="#__RefHeading__16240_1510295094" text:style-name="Index_20_Link" text:visited-style-name="Index_20_Link">Packages<text:tab/>7</text:a></text:p>
          <text:p text:style-name="P163"><text:a xlink:type="simple" xlink:href="#__RefHeading__31496503" text:style-name="Index_20_Link" text:visited-style-name="Index_20_Link">Network connection key files<text:tab/>7</text:a></text:p>
          <text:p text:style-name="P164"><text:a xlink:type="simple" xlink:href="#__RefHeading__16242_1510295094" text:style-name="Index_20_Link" text:visited-style-name="Index_20_Link">Usage<text:tab/>8</text:a></text:p>
          <text:p text:style-name="P163"><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3"><text:a xlink:type="simple" xlink:href="#__RefHeading__16250_1510295094" text:style-name="Index_20_Link" text:visited-style-name="Index_20_Link">List archives and directory content<text:tab/>10</text:a></text:p>
          <text:p text:style-name="P163"><text:a xlink:type="simple" xlink:href="#__RefHeading__16252_1510295094" text:style-name="Index_20_Link" text:visited-style-name="Index_20_Link">Test archives<text:tab/>11</text:a></text:p>
          <text:p text:style-name="P163"><text:a xlink:type="simple" xlink:href="#__RefHeading__16254_1510295094" text:style-name="Index_20_Link" text:visited-style-name="Index_20_Link">Compare archives<text:tab/>11</text:a></text:p>
          <text:p text:style-name="P163"><text:a xlink:type="simple" xlink:href="#__RefHeading__16256_1510295094" text:style-name="Index_20_Link" text:visited-style-name="Index_20_Link">Extract archives<text:tab/>12</text:a></text:p>
          <text:p text:style-name="P163"><text:a xlink:type="simple" xlink:href="#__RefHeading__12718_1965121651" text:style-name="Index_20_Link" text:visited-style-name="Index_20_Link">Convert archives<text:tab/>12</text:a></text:p>
          <text:p text:style-name="P163"><text:a xlink:type="simple" xlink:href="#__RefHeading__16258_1510295094" text:style-name="Index_20_Link" text:visited-style-name="Index_20_Link">Incremental/Differential archives<text:tab/>13</text:a></text:p>
          <text:p text:style-name="P163"><text:a xlink:type="simple" xlink:href="#__RefHeading__16260_1510295094" text:style-name="Index_20_Link" text:visited-style-name="Index_20_Link">Compress archives<text:tab/>14</text:a></text:p>
          <text:p text:style-name="P163"><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3"><text:a xlink:type="simple" xlink:href="#__RefHeading__29676110" text:style-name="Index_20_Link" text:visited-style-name="Index_20_Link">Split archives<text:tab/>17</text:a></text:p>
          <text:p text:style-name="P163"><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4"><text:a xlink:type="simple" xlink:href="#__RefHeading__29694130" text:style-name="Index_20_Link" text:visited-style-name="Index_20_Link">Server<text:tab/>20</text:a></text:p>
          <text:p text:style-name="P163"><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3"><text:a xlink:type="simple" xlink:href="#__RefHeading__12406_1972768539" text:style-name="Index_20_Link" text:visited-style-name="Index_20_Link">Master and Slave<text:tab/>21</text:a></text:p>
          <text:p text:style-name="P163"><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3"><text:a xlink:type="simple" xlink:href="#__RefHeading__30626103" text:style-name="Index_20_Link" text:visited-style-name="Index_20_Link">Graphical front end<text:tab/>24</text:a></text:p>
          <text:p text:style-name="P165"><text:a xlink:type="simple" xlink:href="#__RefHeading__16274_1510295094" text:style-name="Index_20_Link" text:visited-style-name="Index_20_Link">Status tab<text:tab/>25</text:a></text:p>
          <text:p text:style-name="P165"><text:a xlink:type="simple" xlink:href="#__RefHeading__16276_1510295094" text:style-name="Index_20_Link" text:visited-style-name="Index_20_Link">Jobs tab<text:tab/>26</text:a></text:p>
          <text:p text:style-name="P166"><text:a xlink:type="simple" xlink:href="#__RefHeading__16278_1510295094" text:style-name="Index_20_Link" text:visited-style-name="Index_20_Link">Entries<text:tab/>26</text:a></text:p>
          <text:p text:style-name="P166"><text:a xlink:type="simple" xlink:href="#__RefHeading__16280_1510295094" text:style-name="Index_20_Link" text:visited-style-name="Index_20_Link">Images<text:tab/>27</text:a></text:p>
          <text:p text:style-name="P166"><text:a xlink:type="simple" xlink:href="#__RefHeading__16282_1510295094" text:style-name="Index_20_Link" text:visited-style-name="Index_20_Link">Filters &amp; Mounts<text:tab/>28</text:a></text:p>
          <text:p text:style-name="P166"><text:a xlink:type="simple" xlink:href="#__RefHeading__30546110" text:style-name="Index_20_Link" text:visited-style-name="Index_20_Link">Storage<text:tab/>29</text:a></text:p>
          <text:p text:style-name="P166"><text:a xlink:type="simple" xlink:href="#__RefHeading__14185_608817561" text:style-name="Index_20_Link" text:visited-style-name="Index_20_Link">Scripts<text:tab/>31</text:a></text:p>
          <text:p text:style-name="P166"><text:a xlink:type="simple" xlink:href="#__RefHeading__16284_1510295094" text:style-name="Index_20_Link" text:visited-style-name="Index_20_Link">Schedule<text:tab/>31</text:a></text:p>
          <text:p text:style-name="P166"><text:a xlink:type="simple" xlink:href="#__RefHeading__16286_1510295094" text:style-name="Index_20_Link" text:visited-style-name="Index_20_Link">Persistence<text:tab/>32</text:a></text:p>
          <text:p text:style-name="P166"><text:a xlink:type="simple" xlink:href="#__RefHeading__12408_1972768539" text:style-name="Index_20_Link" text:visited-style-name="Index_20_Link">Comment<text:tab/>33</text:a></text:p>
          <text:p text:style-name="P165"><text:a xlink:type="simple" xlink:href="#__RefHeading__12410_1972768539" text:style-name="Index_20_Link" text:visited-style-name="Index_20_Link">Restore tab<text:tab/>33</text:a></text:p>
          <text:p text:style-name="P165"><text:a xlink:type="simple" xlink:href="#__RefHeading__12251_695893263" text:style-name="Index_20_Link" text:visited-style-name="Index_20_Link">Server settings<text:tab/>36</text:a></text:p>
          <text:p text:style-name="P166"><text:a xlink:type="simple" xlink:href="#__RefHeading__12253_695893263" text:style-name="Index_20_Link" text:visited-style-name="Index_20_Link">General<text:tab/>36</text:a></text:p>
          <text:p text:style-name="P166"><text:a xlink:type="simple" xlink:href="#__RefHeading__12255_695893263" text:style-name="Index_20_Link" text:visited-style-name="Index_20_Link">Servers<text:tab/>37</text:a></text:p>
          <text:p text:style-name="P166"><text:a xlink:type="simple" xlink:href="#__RefHeading__12257_695893263" text:style-name="Index_20_Link" text:visited-style-name="Index_20_Link">Commands<text:tab/>38</text:a></text:p>
          <text:p text:style-name="P166"><text:soft-page-break/><text:a xlink:type="simple" xlink:href="#__RefHeading__12259_695893263" text:style-name="Index_20_Link" text:visited-style-name="Index_20_Link">Verbosity &amp; Log<text:tab/>38</text:a></text:p>
          <text:p text:style-name="P164"><text:a xlink:type="simple" xlink:href="#__RefHeading__16288_1510295094" text:style-name="Index_20_Link" text:visited-style-name="Index_20_Link">Use cases<text:tab/>39</text:a></text:p>
          <text:p text:style-name="P163"><text:a xlink:type="simple" xlink:href="#__RefHeading__15954_1674148630" text:style-name="Index_20_Link" text:visited-style-name="Index_20_Link">a) <text:s/>Normal backup<text:tab/>39</text:a></text:p>
          <text:p text:style-name="P163"><text:a xlink:type="simple" xlink:href="#__RefHeading__15956_1674148630" text:style-name="Index_20_Link" text:visited-style-name="Index_20_Link">b) <text:s/>Full daily backup with time schedule<text:tab/>40</text:a></text:p>
          <text:p text:style-name="P163"><text:a xlink:type="simple" xlink:href="#__RefHeading__15958_1674148630" text:style-name="Index_20_Link" text:visited-style-name="Index_20_Link">c) <text:s/>Full weekly backup with time schedule and daily incremental backup<text:tab/>40</text:a></text:p>
          <text:p text:style-name="P163"><text:a xlink:type="simple" xlink:href="#__RefHeading__15960_1674148630" text:style-name="Index_20_Link" text:visited-style-name="Index_20_Link">d) <text:s/>Full weekly backup with daily incremental and continuous backup<text:tab/>40</text:a></text:p>
          <text:p text:style-name="P163"><text:a xlink:type="simple" xlink:href="#__RefHeading__15962_1674148630" text:style-name="Index_20_Link" text:visited-style-name="Index_20_Link">e) <text:s/>Restore single file or directory<text:tab/>41</text:a></text:p>
          <text:p text:style-name="P163"><text:a xlink:type="simple" xlink:href="#__RefHeading__15964_1674148630" text:style-name="Index_20_Link" text:visited-style-name="Index_20_Link">f) <text:s/>Restore full backup<text:tab/>41</text:a></text:p>
          <text:p text:style-name="P164"><text:a xlink:type="simple" xlink:href="#__RefHeading__15744_1674148630" text:style-name="Index_20_Link" text:visited-style-name="Index_20_Link">Appendix<text:tab/>42</text:a></text:p>
          <text:p text:style-name="P163"><text:a xlink:type="simple" xlink:href="#__RefHeading__8616_961238848" text:style-name="Index_20_Link" text:visited-style-name="Index_20_Link">Tools<text:tab/>42</text:a></text:p>
          <text:p text:style-name="P163"><text:a xlink:type="simple" xlink:href="#__RefHeading___Toc15493_2443726824" text:style-name="Index_20_Link" text:visited-style-name="Index_20_Link">Setup external databases<text:tab/>42</text:a></text:p>
          <text:p text:style-name="P165"><text:a xlink:type="simple" xlink:href="#__RefHeading___Toc15495_2443726824" text:style-name="Index_20_Link" text:visited-style-name="Index_20_Link">MariaDB<text:tab/>42</text:a></text:p>
          <text:p text:style-name="P165"><text:a xlink:type="simple" xlink:href="#__RefHeading___Toc15497_2443726824" text:style-name="Index_20_Link" text:visited-style-name="Index_20_Link">PostgreSQL<text:tab/>42</text:a></text:p>
          <text:p text:style-name="P163"><text:a xlink:type="simple" xlink:href="#__RefHeading__30604910" text:style-name="Index_20_Link" text:visited-style-name="Index_20_Link">Archive file name macros<text:tab/>42</text:a></text:p>
          <text:p text:style-name="P163"><text:a xlink:type="simple" xlink:href="#__RefHeading__27593402" text:style-name="Index_20_Link" text:visited-style-name="Index_20_Link">BAR command line options summary<text:tab/>44</text:a></text:p>
          <text:p text:style-name="P165"><text:a xlink:type="simple" xlink:href="#__RefHeading__16290_1510295094" text:style-name="Index_20_Link" text:visited-style-name="Index_20_Link">Basic commands<text:tab/>44</text:a></text:p>
          <text:p text:style-name="P165"><text:a xlink:type="simple" xlink:href="#__RefHeading__16292_1510295094" text:style-name="Index_20_Link" text:visited-style-name="Index_20_Link">Include/Exclude files<text:tab/>46</text:a></text:p>
          <text:p text:style-name="P165"><text:a xlink:type="simple" xlink:href="#__RefHeading__16294_1510295094" text:style-name="Index_20_Link" text:visited-style-name="Index_20_Link">Incremental/Differential archives<text:tab/>47</text:a></text:p>
          <text:p text:style-name="P165"><text:a xlink:type="simple" xlink:href="#__RefHeading__16296_1510295094" text:style-name="Index_20_Link" text:visited-style-name="Index_20_Link">Compression<text:tab/>48</text:a></text:p>
          <text:p text:style-name="P165"><text:a xlink:type="simple" xlink:href="#__RefHeading__16298_1510295094" text:style-name="Index_20_Link" text:visited-style-name="Index_20_Link">Encryption<text:tab/>51</text:a></text:p>
          <text:p text:style-name="P165"><text:a xlink:type="simple" xlink:href="#__RefHeading__12412_1972768539" text:style-name="Index_20_Link" text:visited-style-name="Index_20_Link">Signatures<text:tab/>53</text:a></text:p>
          <text:p text:style-name="P165"><text:a xlink:type="simple" xlink:href="#__RefHeading__29665410" text:style-name="Index_20_Link" text:visited-style-name="Index_20_Link">Splitting<text:tab/>53</text:a></text:p>
          <text:p text:style-name="P165"><text:a xlink:type="simple" xlink:href="#__RefHeading__31202610" text:style-name="Index_20_Link" text:visited-style-name="Index_20_Link">Storage<text:tab/>54</text:a></text:p>
          <text:p text:style-name="P166"><text:a xlink:type="simple" xlink:href="#__RefHeading__16300_1510295094" text:style-name="Index_20_Link" text:visited-style-name="Index_20_Link">File<text:tab/>54</text:a></text:p>
          <text:p text:style-name="P166"><text:a xlink:type="simple" xlink:href="#__RefHeading__33495803" text:style-name="Index_20_Link" text:visited-style-name="Index_20_Link">FTP<text:tab/>54</text:a></text:p>
          <text:p text:style-name="P166"><text:a xlink:type="simple" xlink:href="#__RefHeading__33496803" text:style-name="Index_20_Link" text:visited-style-name="Index_20_Link">SSH<text:tab/>54</text:a></text:p>
          <text:p text:style-name="P166"><text:a xlink:type="simple" xlink:href="#__RefHeading__16302_1510295094" text:style-name="Index_20_Link" text:visited-style-name="Index_20_Link">SCP<text:tab/>55</text:a></text:p>
          <text:p text:style-name="P166"><text:a xlink:type="simple" xlink:href="#__RefHeading__16304_1510295094" text:style-name="Index_20_Link" text:visited-style-name="Index_20_Link">SFTP<text:tab/>55</text:a></text:p>
          <text:p text:style-name="P166"><text:a xlink:type="simple" xlink:href="#__RefHeading__7767_909302912" text:style-name="Index_20_Link" text:visited-style-name="Index_20_Link">WebDAV/WebDAVS<text:tab/>55</text:a></text:p>
          <text:p text:style-name="P166"><text:a xlink:type="simple" xlink:href="#__RefHeading__16306_1510295094" text:style-name="Index_20_Link" text:visited-style-name="Index_20_Link">CD/DVD/BD<text:tab/>56</text:a></text:p>
          <text:p text:style-name="P166"><text:a xlink:type="simple" xlink:href="#__RefHeading__33501503" text:style-name="Index_20_Link" text:visited-style-name="Index_20_Link">Device<text:tab/>58</text:a></text:p>
          <text:p text:style-name="P165"><text:a xlink:type="simple" xlink:href="#__RefHeading__16308_1510295094" text:style-name="Index_20_Link" text:visited-style-name="Index_20_Link">Restore<text:tab/>59</text:a></text:p>
          <text:p text:style-name="P165"><text:a xlink:type="simple" xlink:href="#__RefHeading__16310_1510295094" text:style-name="Index_20_Link" text:visited-style-name="Index_20_Link">Server<text:tab/>60</text:a></text:p>
          <text:p text:style-name="P165"><text:a xlink:type="simple" xlink:href="#__RefHeading__13949_1679799926" text:style-name="Index_20_Link" text:visited-style-name="Index_20_Link">Index database<text:tab/>62</text:a></text:p>
          <text:p text:style-name="P165"><text:a xlink:type="simple" xlink:href="#__RefHeading__10437_873480820" text:style-name="Index_20_Link" text:visited-style-name="Index_20_Link">Continuous database<text:tab/>63</text:a></text:p>
          <text:p text:style-name="P165"><text:a xlink:type="simple" xlink:href="#__RefHeading__13951_1679799926" text:style-name="Index_20_Link" text:visited-style-name="Index_20_Link">Logging<text:tab/>63</text:a></text:p>
          <text:p text:style-name="P165"><text:a xlink:type="simple" xlink:href="#__RefHeading__16312_1510295094" text:style-name="Index_20_Link" text:visited-style-name="Index_20_Link">Miscellaneous<text:tab/>64</text:a></text:p>
          <text:p text:style-name="P163"><text:a xlink:type="simple" xlink:href="#__RefHeading__16314_1510295094" text:style-name="Index_20_Link" text:visited-style-name="Index_20_Link">BAR configuration and job files<text:tab/>69</text:a></text:p>
          <text:p text:style-name="P165"><text:a xlink:type="simple" xlink:href="#__RefHeading__16316_1510295094" text:style-name="Index_20_Link" text:visited-style-name="Index_20_Link">Additional configuration entries<text:tab/>69</text:a></text:p>
          <text:p text:style-name="P165"><text:a xlink:type="simple" xlink:href="#__RefHeading__16318_1510295094" text:style-name="Index_20_Link" text:visited-style-name="Index_20_Link">Block configuration entries<text:tab/>70</text:a></text:p>
          <text:p text:style-name="P166"><text:a xlink:type="simple" xlink:href="#__RefHeading__14674_1674148630" text:style-name="Index_20_Link" text:visited-style-name="Index_20_Link">File server<text:tab/>71</text:a></text:p>
          <text:p text:style-name="P166"><text:a xlink:type="simple" xlink:href="#__RefHeading__16320_1510295094" text:style-name="Index_20_Link" text:visited-style-name="Index_20_Link">FTP server<text:tab/>71</text:a></text:p>
          <text:p text:style-name="P166"><text:a xlink:type="simple" xlink:href="#__RefHeading__16322_1510295094" text:style-name="Index_20_Link" text:visited-style-name="Index_20_Link">SSH/SCP/SFTP server<text:tab/>71</text:a></text:p>
          <text:p text:style-name="P166"><text:a xlink:type="simple" xlink:href="#__RefHeading__9029_1272517093" text:style-name="Index_20_Link" text:visited-style-name="Index_20_Link">WebDAV/WebDAVS server<text:tab/>71</text:a></text:p>
          <text:p text:style-name="P166"><text:a xlink:type="simple" xlink:href="#__RefHeading__9031_1272517093" text:style-name="Index_20_Link" text:visited-style-name="Index_20_Link">Device<text:tab/>72</text:a></text:p>
          <text:p text:style-name="P166"><text:a xlink:type="simple" xlink:href="#__RefHeading__9033_1272517093" text:style-name="Index_20_Link" text:visited-style-name="Index_20_Link">Schedule<text:tab/>72</text:a></text:p>
          <text:p text:style-name="P166"><text:a xlink:type="simple" xlink:href="#__RefHeading___Toc220184_3155296967" text:style-name="Index_20_Link" text:visited-style-name="Index_20_Link">Persistence<text:tab/>73</text:a></text:p>
          <text:p text:style-name="P166"><text:a xlink:type="simple" xlink:href="#__RefHeading___Toc12265_1256220904" text:style-name="Index_20_Link" text:visited-style-name="Index_20_Link">Maintenance<text:tab/>73</text:a></text:p>
          <text:p text:style-name="P165"><text:a xlink:type="simple" xlink:href="#__RefHeading__16326_1510295094" text:style-name="Index_20_Link" text:visited-style-name="Index_20_Link">Example configuration file<text:tab/>73</text:a></text:p>
          <text:p text:style-name="P163"><text:a xlink:type="simple" xlink:href="#__RefHeading__32474025" text:style-name="Index_20_Link" text:visited-style-name="Index_20_Link">BARControl command line options summary<text:tab/>74</text:a></text:p>
          <text:p text:style-name="P163"><text:soft-page-break/><text:a xlink:type="simple" xlink:href="#__RefHeading__16328_1510295094" text:style-name="Index_20_Link" text:visited-style-name="Index_20_Link">BARControl configuration file<text:tab/>76</text:a></text:p>
          <text:p text:style-name="P163"><text:a xlink:type="simple" xlink:href="#__RefHeading__16330_1510295094" text:style-name="Index_20_Link" text:visited-style-name="Index_20_Link">Exit codes<text:tab/>77</text:a></text:p>
          <text:p text:style-name="P163"><text:a xlink:type="simple" xlink:href="#__RefHeading__29596110" text:style-name="Index_20_Link" text:visited-style-name="Index_20_Link">Archive file format<text:tab/>78</text:a></text:p>
          <text:p text:style-name="P163"><text:a xlink:type="simple" xlink:href="#__RefHeading__35624716" text:style-name="Index_20_Link" text:visited-style-name="Index_20_Link">Compilation<text:tab/>78</text:a></text:p>
          <text:p text:style-name="P163"><text:a xlink:type="simple" xlink:href="#__RefHeading__16332_1510295094" text:style-name="Index_20_Link" text:visited-style-name="Index_20_Link">Development<text:tab/>82</text:a></text:p>
          <text:p text:style-name="P164"><text:a xlink:type="simple" xlink:href="#__RefHeading__31406103" text:style-name="Index_20_Link" text:visited-style-name="Index_20_Link">Frequently asked questions<text:tab/>82</text:a></text:p>
          <text:p text:style-name="P164"><text:a xlink:type="simple" xlink:href="#__RefHeading__16334_1510295094" text:style-name="Index_20_Link" text:visited-style-name="Index_20_Link">Contact and bug reports<text:tab/>90</text:a></text:p>
          <text:p text:style-name="P164"><text:a xlink:type="simple" xlink:href="#__RefHeading__16336_1510295094" text:style-name="Index_20_Link" text:visited-style-name="Index_20_Link">Term of use and license<text:tab/>90</text:a></text:p>
          <text:p text:style-name="P164"><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93" text:outline-level="1"/>
      <text:h text:style-name="P19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31774638" text:style-name="L1">
        <text:list-item>
          <text:p text:style-name="P226">create, list, test, compare and extract archives of files and disk images,</text:p>
        </text:list-item>
        <text:list-item>
          <text:p text:style-name="P227">convert archives,</text:p>
        </text:list-item>
      </text:list>
      <text:list xml:id="list229601670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72938494" text:style-name="L2">
        <text:list-item>
          <text:p text:style-name="P228">glibc 2.3.2 or higher</text:p>
        </text:list-item>
      </text:list>
      <text:list xml:id="list142247638546408" text:continue-list="list2296016701" text:style-name="List_20_1">
        <text:list-item>
          <text:p text:style-name="List_20_1"><text:span text:style-name="Name">BAR</text:span> binary</text:p>
        </text:list-item>
      </text:list>
      <text:list xml:id="list4284385775" text:style-name="L3">
        <text:list-item>
          <text:p text:style-name="P17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83985596" text:style-name="L4">
        <text:list-item>
          <text:p text:style-name="P229">cdrecord [<text:reference-ref text:reference-format="text" text:ref-name="cdrtools">cdrtools</text:reference-ref>]</text:p>
        </text:list-item>
      </text:list>
      <text:list xml:id="list142247446472778" text:continue-list="list142247638546408" text:style-name="List_20_1">
        <text:list-item>
          <text:p text:style-name="List_20_1">growisofs [<text:reference-ref text:reference-format="text" text:ref-name="growisofs">growisofs</text:reference-ref>]</text:p>
        </text:list-item>
      </text:list>
      <text:list xml:id="list142246227673595" text:continue-list="list2183985596" text:style-name="L4">
        <text:list-item>
          <text:p text:style-name="P173">mkisofs, <text:span text:style-name="T80">dvd+rw-format</text:span> [<text:reference-ref text:reference-format="text" text:ref-name="dvd+rw-tools">dvd+rw-tools</text:reference-ref>]</text:p>
        </text:list-item>
      </text:list>
      <text:list xml:id="list142248104241161" text:continue-list="list14224744647277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4224701820891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1114437" text:style-name="L5">
        <text:list-item>
          <text:p text:style-name="P230">C/<text:span text:style-name="T84">C++</text:span> development environment with gcc, <text:span text:style-name="T83">g++</text:span></text:p>
        </text:list-item>
      </text:list>
      <text:list xml:id="list142246503295153" text:continue-list="list142247018208915" text:style-name="List_20_1">
        <text:list-item>
          <text:p text:style-name="List_20_1">GNU make</text:p>
        </text:list-item>
        <text:list-item>
          <text:p text:style-name="List_20_1">m4</text:p>
        </text:list-item>
        <text:list-item>
          <text:p text:style-name="P206">xgettext</text:p>
        </text:list-item>
        <text:list-item>
          <text:p text:style-name="List_20_1">perl</text:p>
        </text:list-item>
        <text:list-item>
          <text:p text:style-name="P207">tclsh</text:p>
        </text:list-item>
        <text:list-item>
          <text:p text:style-name="P208">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4224687879666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9"><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0">MariaDB connector C [<text:reference-ref text:reference-format="text" text:ref-name="MariaDB">MariaDB</text:reference-ref>]</text:p>
        </text:list-item>
        <text:list-item>
          <text:p text:style-name="P211">PostgreSQL [<text:reference-ref text:reference-format="text" text:ref-name="PostgreSQL">PostgreSQL</text:reference-ref>]</text:p>
        </text:list-item>
        <text:list-item>
          <text:p text:style-name="P212">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4224644872736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40819137" text:style-name="L6">
        <text:list-item>
          <text:p text:style-name="P231"><text:bookmark-start text:name="__DdeLink__11097_1674148630"/>&lt;name&gt; stay for a parameter, e. g. a name or some text,</text:p>
        </text:list-item>
      </text:list>
      <text:list xml:id="list142248090622050" text:continue-list="list142246448727363"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42246176128162" text:continue-list="list40819137" text:style-name="L6">
        <text:list-item>
          <text:p text:style-name="P178">&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42247669893363" text:continue-list="list14224809062205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799195323" text:style-name="L7">
        <text:list-item>
          <text:p text:style-name="P232">ext2</text:p>
        </text:list-item>
      </text:list>
      <text:list xml:id="list142246246453177" text:continue-list="list14224766989336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42246542530434" text:continue-numbering="true" text:style-name="List_20_1">
        <text:list-item>
          <text:p text:style-name="List_20_1_20_End">ext4</text:p>
        </text:list-item>
      </text:list>
      <text:p text:style-name="Text_20_Body_20_Start">Experimental, but no longer supported files systems are:</text:p>
      <text:list xml:id="list14224685014211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142247298644556"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213">crypt password</text:p>
        </text:list-item>
        <text:list-item>
          <text:p text:style-name="List_20_1">crypt key</text:p>
        </text:list-item>
        <text:list-item>
          <text:p text:style-name="List_20_1">comment</text:p>
        </text:list-item>
        <text:list-item>
          <text:p text:style-name="P179">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4">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4"><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42248191036724"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4224733175803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80">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82">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06">crypt</text:span>-algorithm=<text:span text:style-name="T106">AES256 ‑‑crypt-password=secret</text:span></text:p>
      <text:p text:style-name="P13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55594313176"/><text:alphabetical-index-mark-start text:id="IMark94655583870312"/>URI<text:alphabetical-index-mark-end text:id="IMark94655583870312"/><text:alphabetical-index-mark-end text:id="IMark9465559431317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01"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14224798976527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72280909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60">or</text:p>
      <text:list xml:id="list142247565111982"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4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1809860236" text:style-name="L8">
        <text:list-item>
          <text:p text:style-name="P16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6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6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6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202"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142248102662901" text:continue-list="list142247989765277"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142247350137911" text:continue-numbering="true" text:style-name="List_20_1">
        <text:list-item>
          <text:p text:style-name="P237">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174">the name suffix is <text:span text:style-name="Filename">.bar,</text:span> and</text:p>
        </text:list-item>
        <text:list-item>
          <text:p text:style-name="P185">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3">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142247878536440"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214"><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214"><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214"><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214"><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214"><text:span text:style-name="Option">‑‑</text:span><text:span text:style-name="Option"><text:span text:style-name="T166">check</text:span></text:span><text:span text:style-name="T166">: check integrity of the database and report errors if something is corrupted.</text:span></text:p>
        </text:list-item>
        <text:list-item>
          <text:p text:style-name="P214"><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214"><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14"><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215">For more details to the available commands and options see <text:span text:style-name="Option">‑‑help</text:span> of <text:span text:style-name="Command">bar-</text:span><text:span text:style-name="Command"><text:span text:style-name="T202">index</text:span></text:span>.</text:p>
      <text:h text:style-name="P203" text:outline-level="2"/>
      <text:h text:style-name="P205"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142246319459348" text:continue-numbering="true" text:style-name="List_20_1">
        <text:list-item>
          <text:p text:style-name="List_20_1">specified on the command line via the option <text:span text:style-name="Option">–key-file</text:span></text:p>
        </text:list-item>
        <text:list-item>
          <text:p text:style-name="P216"><text:span text:style-name="Filename"><text:span text:style-name="T123">bar-key.pem</text:span></text:span><text:span text:style-name="T123"> in the local directory</text:span></text:p>
        </text:list-item>
        <text:list-item>
          <text:p text:style-name="P217"><text:span text:style-name="Filename">$HOME/.bar/bar-key.pem</text:span></text:p>
        </text:list-item>
        <text:list-item>
          <text:p text:style-name="P218"><text:span text:style-name="Filename">/etc/bar/bar-key.pem</text:span></text:p>
        </text:list-item>
        <text:list-item>
          <text:p text:style-name="P218"><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14224784237721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142247627016917"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346323174" text:style-name="L9">
        <text:list-item>
          <text:p text:style-name="P167">included entry names</text:p>
        </text:list-item>
      </text:list>
      <text:list xml:id="list142248253303381" text:continue-list="list142247627016917" text:style-name="List_20_1">
        <text:list-item>
          <text:p text:style-name="List_20_1">included images</text:p>
        </text:list-item>
        <text:list-item>
          <text:p text:style-name="P219">filters and mounts</text:p>
        </text:list-item>
        <text:list-item>
          <text:p text:style-name="List_20_1">storage information</text:p>
        </text:list-item>
        <text:list-item>
          <text:p text:style-name="P219">scripts</text:p>
        </text:list-item>
        <text:list-item>
          <text:p text:style-name="P220">schedule information</text:p>
        </text:list-item>
        <text:list-item>
          <text:p text:style-name="P221">persistence information</text:p>
        </text:list-item>
        <text:list-item>
          <text:p text:style-name="P180">comments</text:p>
        </text:list-item>
      </text:list>
      <text:p text:style-name="Text_20_Body_20_Start">The jobs tab have some sub-tabs to edit these pieces of data.</text:p>
      <text:h text:style-name="P170" text:outline-level="4"><text:bookmark-start text:name="__RefHeading__16278_1510295094"/>Entries<text:bookmark-end text:name="__RefHeading__16278_1510295094"/></text:h>
      <text:p text:style-name="P14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9">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2"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14224814166669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1539027235" text:style-name="L10">
        <text:list-item>
          <text:p text:style-name="P175">the archive is older then the max. age of the period</text:p>
        </text:list-item>
        <text:list-item>
          <text:p text:style-name="P175">the archive is not in transit to the next period</text:p>
        </text:list-item>
        <text:list-item>
          <text:p text:style-name="P175">the archive is the oldest in the period</text:p>
        </text:list-item>
        <text:list-item>
          <text:p text:style-name="P175">the number of existing archives in the period exceeds the max. number</text:p>
        </text:list-item>
      </text:list>
      <text:h text:style-name="P17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8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5">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9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142248136558823" text:continue-list="list142248141666695"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222"><text:span text:style-name="T66">the nice level </text:span><text:span text:style-name="T156">D</text:span><text:span text:style-name="T66">,</text:span></text:p>
        </text:list-item>
        <text:list-item>
          <text:p text:style-name="P222"><text:span text:style-name="T66">the max. number of compress and encryption threads </text:span><text:span text:style-name="T156">E</text:span><text:span text:style-name="T66">,</text:span></text:p>
        </text:list-item>
        <text:list-item>
          <text:p text:style-name="P222"><text:span text:style-name="T66">the minimal compress size </text:span><text:span text:style-name="T156">F</text:span><text:span text:style-name="T66">,</text:span></text:p>
        </text:list-item>
        <text:list-item>
          <text:p text:style-name="P223">the jobs directory <text:span text:style-name="T155">G</text:span>,</text:p>
        </text:list-item>
        <text:list-item>
          <text:p text:style-name="P223">the max. size of files included in a continuous backup <text:span text:style-name="T157">H</text:span>,</text:p>
        </text:list-item>
        <text:list-item>
          <text:p text:style-name="P223">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142247905146909"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224"><text:span text:style-name="T67">the log </text:span>types <text:span text:style-name="Number_20_Mark"><text:span text:style-name="T67">C</text:span></text:span>,</text:p>
        </text:list-item>
        <text:list-item>
          <text:p text:style-name="P224">the log file name <text:span text:style-name="Number_20_Mark"><text:span text:style-name="T67">D</text:span></text:span>,</text:p>
        </text:list-item>
        <text:list-item>
          <text:p text:style-name="P224">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0564925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142249854321811" text:continue-list="list14224790514690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142248586061274" text:continue-list="list3105649254"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142247964003753" text:continue-list="list14224985432181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39">each day </text:span>as a full backup.</text:p>
      <text:list xml:id="list142248180578688" text:continue-list="list142248586061274"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142248052888925" text:continue-list="list142247964003753" text:style-name="List_20_1">
        <text:list-item>
          <text:p text:style-name="P233">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25">select for <text:span text:style-name="T39">the t</text:span><text:span text:style-name="Name">ype</text:span> <text:span text:style-name="Name">full</text:span></text:p>
        </text:list-item>
        <text:list-item>
          <text:p text:style-name="P225"><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5"><text:span text:style-name="Name"><text:span text:style-name="T6">select for the type </text:span></text:span><text:span text:style-name="Name"><text:span text:style-name="T2">incremental</text:span></text:span></text:p>
        </text:list-item>
        <text:list-item>
          <text:p text:style-name="P181">verify <text:span text:style-name="T39">that </text:span><text:span text:style-name="Name">enabled</text:span> is checked</text:p>
        </text:list-item>
      </text:list>
      <text:list xml:id="list142248505244521" text:continue-list="list142248180578688"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142249043202372" text:continue-list="list142248052888925" text:style-name="List_20_1">
        <text:list-item>
          <text:p text:style-name="P233">switch to the <text:span text:style-name="Name">Jobs</text:span> tab. In the <text:span text:style-name="Name">Schedule</text:span> sub-tab add a new schedule entry and define * <text:span text:style-name="T39">for the date, <text:s/>time and week day</text:span>.</text:p>
        </text:list-item>
        <text:list-item>
          <text:p text:style-name="P225">select for <text:span text:style-name="T39">the t</text:span><text:span text:style-name="Name">ype</text:span> <text:span text:style-name="Name"><text:span text:style-name="T39">continuous</text:span></text:span></text:p>
        </text:list-item>
        <text:list-item>
          <text:p text:style-name="P18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142248296320452" text:continue-list="list14224850524452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142249087697747" text:continue-list="list142249043202372"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42248204771297" text:continue-list="list142248296320452"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142249492797624" text:continue-list="list142249087697747" text:style-name="List_20_1">
        <text:list-item>
          <text:p text:style-name="P234"><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3" text:outline-level="1"/>
      <text:h text:style-name="P194" text:outline-level="1"><text:bookmark-start text:name="__RefHeading__15744_1674148630"/>Appendix<text:bookmark-end text:name="__RefHeading__15744_1674148630"/></text:h>
      <text:h text:style-name="P204" text:outline-level="2"><text:bookmark-start text:name="__RefHeading__8616_961238848"/>Tools<text:bookmark-end text:name="__RefHeading__8616_961238848"/></text:h>
      <text:p text:style-name="Text_20_Body_20_Start">The following tools are part of <text:span text:style-name="Command">BAR</text:span>:</text:p>
      <text:list xml:id="list142248054979838"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45">Install the <text:span text:style-name="T220">appropriated </text:span>MariaDB server <text:span text:style-name="T219">and client </text:span>package <text:span text:style-name="T220">for your system</text:span>. Then create a database user with:</text:p>
      <text:p text:style-name="P148"><text:span text:style-name="Command"><text:span text:style-name="T216"/></text:span></text:p>
      <text:p text:style-name="P148"><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0">appropriated </text:span>PostgreSQL server package <text:span text:style-name="T220">for your system</text:span>. Then create a database user with:</text:p>
      <text:p text:style-name="P72"><text:span text:style-name="Command"><text:span text:style-name="T215"/></text:span></text:p>
      <text:p text:style-name="P72"><text:span text:style-name="Command"><text:span text:style-name="T215">sudo -u postgres psql<text:line-break/></text:span></text:span></text:p>
      <text:p text:style-name="P71"><text:span text:style-name="Command"><text:span text:style-name="T214">CREATE USER bar WITH PASSWORD '&lt;password&gt;'; </text:span></text:span><text:span text:style-name="Command"><text:line-break/>ALTER USER bar createdb;</text:span><text:span text:style-name="Source_20_Text"><text:line-break/></text:span></text:p>
      <text:p text:style-name="P149"><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655530351512"/>--create<text:alphabetical-index-mark-end text:id="IMark94655530351512"/>, <text:alphabetical-index-mark-start text:id="IMark94655591828840"/>-c<text:alphabetical-index-mark-end text:id="IMark94655591828840"/></text:p>
      <text:p text:style-name="Option_20_Start">Create an archive with files, directories, links, hard links and special files like device-, pipes- and sockets-descriptors.</text:p>
      <text:p text:style-name="Option_20_title"><text:alphabetical-index-mark-start text:id="IMark94655609082776"/>--image<text:alphabetical-index-mark-end text:id="IMark94655609082776"/>, <text:alphabetical-index-mark-start text:id="IMark94655584057896"/>-m<text:alphabetical-index-mark-end text:id="IMark9465558405789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55591197064"/>--list<text:alphabetical-index-mark-end text:id="IMark94655591197064"/>, <text:alphabetical-index-mark-start text:id="IMark94655530542376"/>-l<text:alphabetical-index-mark-end text:id="IMark946555305423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55580935080"/>--test<text:alphabetical-index-mark-end text:id="IMark94655580935080"/>, <text:alphabetical-index-mark-start text:id="IMark94655590298904"/>-t<text:alphabetical-index-mark-end text:id="IMark94655590298904"/></text:p>
      <text:p text:style-name="Option_20_Start">Test content integrity of archives.</text:p>
      <text:p text:style-name="Option_20_title"><text:alphabetical-index-mark-start text:id="IMark94655583988648"/>--compare<text:alphabetical-index-mark-end text:id="IMark94655583988648"/>, <text:alphabetical-index-mark-start text:id="IMark94655591210968"/>-d<text:alphabetical-index-mark-end text:id="IMark94655591210968"/></text:p>
      <text:p text:style-name="Option_20_Start">Compare content of archives with content in file system.</text:p>
      <text:p text:style-name="Option_20_title"><text:alphabetical-index-mark-start text:id="IMark94655594160680"/>--extract<text:alphabetical-index-mark-end text:id="IMark94655594160680"/>, <text:alphabetical-index-mark-start text:id="IMark94655594994568"/>-x<text:alphabetical-index-mark-end text:id="IMark94655594994568"/></text:p>
      <text:p text:style-name="Option_20_Start">Extract content of archives.</text:p>
      <text:p text:style-name="Option_20_title"><text:alphabetical-index-mark-start text:id="IMark94655521865560"/>--<text:span text:style-name="T171">convert</text:span><text:alphabetical-index-mark-end text:id="IMark94655521865560"/></text:p>
      <text:p text:style-name="Option_20_Start">Convert <text:span text:style-name="T171">an archive with new compression, encryption, pass phrase or signature.</text:span></text:p>
      <text:p text:style-name="Option_20_title"><text:alphabetical-index-mark-start text:id="IMark94655594313176"/>--generate-keys<text:alphabetical-index-mark-end text:id="IMark94655594313176"/></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655533030488"/>--<text:span text:style-name="T144">generate-signature-keys</text:span><text:alphabetical-index-mark-end text:id="IMark94655533030488"/></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55583988648"/>--generate-keys-bits<text:alphabetical-index-mark-end text:id="IMark94655583988648"/>=&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655609082776"/>--<text:span text:style-name="T87">generate-keys-mode</text:span><text:alphabetical-index-mark-end text:id="IMark94655609082776"/><text:span text:style-name="T87">=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1"><text:alphabetical-index-mark-start text:id="IMark94655535379208"/><text:span text:style-name="T130">--storage-list-stdin</text:span><text:alphabetical-index-mark-end text:id="IMark94655535379208"/><text:span text:style-name="T130">,</text:span><text:alphabetical-index-mark-start text:id="IMark94655591210968"/><text:span text:style-name="T130">-T</text:span><text:alphabetical-index-mark-end text:id="IMark94655591210968"/></text:p>
      <text:p text:style-name="Option_20_Start">Read storage names (glob pattern) from stdin.</text:p>
      <text:p text:style-name="Option_20_title"><text:alphabetical-index-mark-start text:id="IMark94655596475128"/><text:span text:style-name="T129">--storage-list</text:span><text:alphabetical-index-mark-end text:id="IMark94655596475128"/>=&lt;file name&gt;</text:p>
      <text:p text:style-name="P107">Define the name of a file <text:span text:style-name="T127">from which storage </text:span>names or simple patterns (glob pattern) <text:span text:style-name="T127">are read.</text:span></text:p>
      <text:p text:style-name="Option_20_title"><text:alphabetical-index-mark-start text:id="IMark94655594160680"/><text:span text:style-name="T129">--storage-command</text:span><text:alphabetical-index-mark-end text:id="IMark9465559416068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655502292136"/>--pre-command<text:alphabetical-index-mark-end text:id="IMark94655502292136"/>=&lt;command&gt;</text:p>
      <text:p text:style-name="Option_20_Start">Command to execute before a job is started.</text:p>
      <text:p text:style-name="Option_20_Start">Available macros: %name.</text:p>
      <text:p text:style-name="Option_20_title"><text:alphabetical-index-mark-start text:id="IMark94655591828840"/>--post-command<text:alphabetical-index-mark-end text:id="IMark94655591828840"/>=&lt;command&gt;</text:p>
      <text:p text:style-name="Option_20_Start">Command to execute after a job terminated.</text:p>
      <text:p text:style-name="Option_20_Start">Available macros: %name.</text:p>
      <text:p text:style-name="Option_20_title"><text:alphabetical-index-mark-start text:id="IMark94655583978360"/>--mount<text:alphabetical-index-mark-end text:id="IMark94655583978360"/>=&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655521865560"/><text:span text:style-name="T133">--mount-command</text:span><text:alphabetical-index-mark-end text:id="IMark94655521865560"/><text:span text:style-name="T133">=&lt;command&gt;</text:span></text:p>
      <text:p text:style-name="Option_20_Start">Command to mount a device via a mount point.</text:p>
      <text:p text:style-name="Option_20_Start">Available macros: %directory</text:p>
      <text:p text:style-name="Option_20_title"><text:alphabetical-index-mark-start text:id="IMark94655586222168"/><text:span text:style-name="T133">--mount-device-command</text:span><text:alphabetical-index-mark-end text:id="IMark94655586222168"/><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655591828840"/>--unmount-command<text:alphabetical-index-mark-end text:id="IMark94655591828840"/><text:span text:style-name="T133">=&lt;command&gt;</text:span></text:p>
      <text:p text:style-name="P109">Command to <text:span text:style-name="T134">un</text:span>mount a device via a mount point.</text:p>
      <text:p text:style-name="P109">Available macros: %directory</text:p>
      <text:p text:style-name="P67"><text:alphabetical-index-mark-start text:id="IMark94655526336760"/><text:alphabetical-index-mark-start text:id="IMark94655591191432"/>--<text:span text:style-name="T204">transform</text:span><text:alphabetical-index-mark-end text:id="IMark94655591191432"/><text:alphabetical-index-mark-end text:id="IMark94655526336760"/><text:span text:style-name="T204">=&lt;pattern&gt;,&lt;text&gt;</text:span></text:p>
      <text:p text:style-name="P121"><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20">Example: --transform=/mnt/sda<text:span text:style-name="T205">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655535502552"/><text:span text:style-name="T172">--comment</text:span><text:alphabetical-index-mark-end text:id="IMark94655535502552"/><text:span text:style-name="T172">=&lt;text&gt;</text:span></text:p>
      <text:p text:style-name="Option_20_Start">Add comment to archive.</text:p>
      <text:p text:style-name="Option_20_title"><text:alphabetical-index-mark-start text:id="IMark94655583988648"/>--<text:span text:style-name="T174">info</text:span><text:alphabetical-index-mark-end text:id="IMark9465558398864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55591197064"/>--include<text:alphabetical-index-mark-end text:id="IMark94655591197064"/>=&lt;pattern&gt;, <text:alphabetical-index-mark-start text:id="IMark94655530542376"/>-#<text:alphabetical-index-mark-end text:id="IMark946555305423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55586222168"/><text:span text:style-name="T128">--include-file-list</text:span><text:alphabetical-index-mark-end text:id="IMark94655586222168"/>=&lt;file name&gt;</text:p>
      <text:p text:style-name="P106">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655526817880"/>--include-<text:span text:style-name="T128">file </text:span>command<text:bookmark-start text:name="__DdeLink__11102_1674148630"/><text:alphabetical-index-mark-end text:id="IMark946555268178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55533030488"/><text:span text:style-name="T128">--include-image-list</text:span><text:alphabetical-index-mark-end text:id="IMark9465553303048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55596416344"/>--<text:span text:style-name="T128">include-image-command</text:span><text:alphabetical-index-mark-end text:id="IMark94655596416344"/>=<text:bookmark-start text:name="__DdeLink__11095_16741486302"/>&lt;command|script&gt;<text:bookmark-end text:name="__DdeLink__11095_16741486302"/></text:p>
      <text:p text:style-name="P10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655596475128"/>--exclude<text:alphabetical-index-mark-end text:id="IMark94655596475128"/>=&lt;pattern&gt;, <text:alphabetical-index-mark-start text:id="IMark94655530351512"/>-!<text:alphabetical-index-mark-end text:id="IMark946555303515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55586222168"/>--<text:span text:style-name="T173">exclude-list</text:span><text:alphabetical-index-mark-end text:id="IMark94655586222168"/><text:span text:style-name="T173">=&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655609082776"/>--exclude-command<text:alphabetical-index-mark-end text:id="IMark946556090827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55594994568"/>--<text:span text:style-name="T182">storage-list</text:span><text:alphabetical-index-mark-end text:id="IMark94655594994568"/><text:span text:style-name="T182">=&lt;file name&gt;</text:span></text:p>
      <text:p text:style-name="P118">Define the name of a file from which <text:span text:style-name="T182">storage </text:span>names or simple patterns (glob pattern) are read.</text:p>
      <text:p text:style-name="Option_20_title"><text:alphabetical-index-mark-start text:id="IMark94655535379208"/>--<text:span text:style-name="T182">storage-command</text:span><text:alphabetical-index-mark-end text:id="IMark94655535379208"/><text:span text:style-name="T182">=&lt;command|script&gt;</text:span></text:p>
      <text:p text:style-name="P118">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87" text:outline-level="3"><text:bookmark-start text:name="__RefHeading__16294_1510295094"/>Incremental/Differential archives<text:bookmark-end text:name="__RefHeading__16294_1510295094"/></text:h>
      <text:p text:style-name="P56"><text:alphabetical-index-mark-start text:id="IMark94655586222168"/>--normal<text:alphabetical-index-mark-end text:id="IMark94655586222168"/></text:p>
      <text:p text:style-name="Option_20_Start">Create a normal archive. No incremental data is used or stored.</text:p>
      <text:p text:style-name="Option_20_title"><text:alphabetical-index-mark-start text:id="IMark94655591180264"/><text:span text:style-name="T24">--full</text:span><text:alphabetical-index-mark-end text:id="IMark94655591180264"/><text:span text:style-name="T24">, </text:span><text:alphabetical-index-mark-start text:id="IMark94655521865560"/><text:span text:style-name="T24">-f</text:span><text:alphabetical-index-mark-end text:id="IMark94655521865560"/></text:p>
      <text:p text:style-name="Option_20_Start">Create a full archive and store incremental data.</text:p>
      <text:p text:style-name="Option_20_title"><text:soft-page-break/><text:alphabetical-index-mark-start text:id="IMark94655591210968"/><text:span text:style-name="T24">--incremental</text:span><text:alphabetical-index-mark-end text:id="IMark94655591210968"/><text:span text:style-name="T24">, </text:span><text:alphabetical-index-mark-start text:id="IMark94655594160680"/><text:span text:style-name="T24">-i</text:span><text:alphabetical-index-mark-end text:id="IMark9465559416068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655524091032"/><text:span text:style-name="T24">--incremental-list-file</text:span><text:alphabetical-index-mark-end text:id="IMark94655524091032"/><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655591191432"/>--differential<text:alphabetical-index-mark-end text:id="IMark94655591191432"/></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55594994568"/>--compress-algorithm<text:alphabetical-index-mark-end text:id="IMark94655594994568"/>, <text:alphabetical-index-mark-start text:id="IMark94655591206360"/>-z<text:alphabetical-index-mark-end text:id="IMark946555912063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55591206360"/>--compress-min-size<text:alphabetical-index-mark-end text:id="IMark946555912063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55590298904"/>--compress-exclude<text:alphabetical-index-mark-end text:id="IMark9465559029890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55580935080"/>--<text:span text:style-name="T173">delta-source</text:span><text:alphabetical-index-mark-end text:id="IMark94655580935080"/><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55583988648"/>--crypt-algorithm<text:alphabetical-index-mark-end text:id="IMark94655583988648"/>, <text:alphabetical-index-mark-start text:id="IMark94655583589336"/>-y<text:alphabetical-index-mark-end text:id="IMark946555835893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55610830056"/>--crypt-type<text:alphabetical-index-mark-end text:id="IMark9465561083005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55530542376"/>--crypt-password<text:alphabetical-index-mark-end text:id="IMark946555305423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55590298904"/><text:alphabetical-index-mark-start text:id="IMark94655583589336"/><text:span text:style-name="T90">--crypt-new-password</text:span><text:alphabetical-index-mark-end text:id="IMark94655583589336"/><text:alphabetical-index-mark-end text:id="IMark94655590298904"/><text:span text:style-name="T90">=&lt;password&gt;</text:span></text:p>
      <text:p text:style-name="P99"><text:span text:style-name="T90">New </text:span>crypt password phrase to use <text:span text:style-name="T171">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655584057896"/>--crypt-public-key<text:alphabetical-index-mark-end text:id="IMark94655584057896"/>=&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655591407144"/>--crypt-private-key<text:alphabetical-index-mark-end text:id="IMark94655591407144"/>=&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8" text:outline-level="3"><text:bookmark-start text:name="__RefHeading__12412_1972768539"/>Signatures<text:bookmark-end text:name="__RefHeading__12412_1972768539"/></text:h>
      <text:p text:style-name="Option_20_title"><text:alphabetical-index-mark-start text:id="IMark94655591828840"/>--signatures-public-key<text:alphabetical-index-mark-end text:id="IMark94655591828840"/>=&lt;file name&gt;</text:p>
      <text:p text:style-name="P100">Name of file with the RSA signature public key. The signature public key is used to verify the data integrity of an archive.</text:p>
      <text:p text:style-name="Option_20_title"><text:alphabetical-index-mark-start text:id="IMark94655502292136"/>--signature-private-key<text:alphabetical-index-mark-end text:id="IMark94655502292136"/>=&lt;file name&gt;</text:p>
      <text:p text:style-name="P100">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55590298904"/>--force-verify-signatures<text:alphabetical-index-mark-end text:id="IMark94655590298904"/></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655530351512"/>--skip-verify-signatures<text:alphabetical-index-mark-end text:id="IMark94655530351512"/></text:p>
      <text:p text:style-name="P129">Skip verification of signatures and do not show an error or a warning.</text:p>
      <text:p text:style-name="Option_20_title"><text:alphabetical-index-mark-start text:id="IMark94655590298904"/>--<text:span text:style-name="T111">no-signatures</text:span><text:alphabetical-index-mark-end text:id="IMark94655590298904"/></text:p>
      <text:p text:style-name="P130">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55591828840"/>--archive-part-size<text:alphabetical-index-mark-end text:id="IMark94655591828840"/>=&lt;size&gt;, <text:alphabetical-index-mark-start text:id="IMark94655594100488"/>-s<text:alphabetical-index-mark-end text:id="IMark94655594100488"/>=&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55502292008"/>--fragment-size<text:alphabetical-index-mark-end text:id="IMark9465550229200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55583988648"/>--file-write-pre-command<text:alphabetical-index-mark-end text:id="IMark946555839886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55583978360"/>--file-write-post-command<text:alphabetical-index-mark-end text:id="IMark946555839783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55591180264"/>--ftp-login-name<text:alphabetical-index-mark-end text:id="IMark94655591180264"/>=&lt;name&gt;</text:p>
      <text:p text:style-name="Option_20_Start">Specify the general FTP login name.</text:p>
      <text:p text:style-name="Option_20_title"><text:alphabetical-index-mark-start text:id="IMark94655502292008"/>--ftp-password<text:alphabetical-index-mark-end text:id="IMark9465550229200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55530542376"/>--ftp-max-connections<text:alphabetical-index-mark-end text:id="IMark94655530542376"/>=&lt;n&gt;</text:p>
      <text:p text:style-name="Option_20_note">Specify the max. number of concurrent connections for this FTP server.</text:p>
      <text:p text:style-name="Option_20_title"><text:bookmark-end text:name="__DdeLink__10735_1674148630"/><text:alphabetical-index-mark-start text:id="IMark94655581726600"/>--ftp-write-pre-command<text:alphabetical-index-mark-end text:id="IMark94655581726600"/>=&lt;command&gt;</text:p>
      <text:p text:style-name="Option_20_Start">Command to execute before file is transmitted to FTP server.</text:p>
      <text:p text:style-name="Option_20_Start">Available macros: %file, %number.</text:p>
      <text:p text:style-name="Option_20_title"><text:alphabetical-index-mark-start text:id="IMark94655610830056"/>--ftp-write-post-command<text:alphabetical-index-mark-end text:id="IMark946556108300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55591197064"/>--ssh-port<text:alphabetical-index-mark-end text:id="IMark94655591197064"/>=&lt;n&gt;</text:p>
      <text:p text:style-name="Option_20_Start">Specify ssh port to use. Default is 22.</text:p>
      <text:p text:style-name="Option_20_title"><text:alphabetical-index-mark-start text:id="IMark94655502292008"/>--ssh-login-name<text:alphabetical-index-mark-end text:id="IMark94655502292008"/>=&lt;name&gt;</text:p>
      <text:p text:style-name="Option_20_Start">Specify the default ssh login name.</text:p>
      <text:p text:style-name="Option_20_title"><text:alphabetical-index-mark-start text:id="IMark94655530542376"/>--ssh-password<text:alphabetical-index-mark-end text:id="IMark9465553054237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55584057896"/>--ssh-public-key<text:alphabetical-index-mark-end text:id="IMark94655584057896"/>=&lt;file name&gt;</text:p>
      <text:p text:style-name="Option_20_Start">Specify the file name with the ssh public key.</text:p>
      <text:p text:style-name="Option_20_title"><text:alphabetical-index-mark-start text:id="IMark94655610830056"/>--ssh-private-key<text:alphabetical-index-mark-end text:id="IMark9465561083005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655594332072"/>--ssh-max-connections<text:alphabetical-index-mark-end text:id="IMark9465559433207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655591197064"/>--scp-write-pre-command<text:alphabetical-index-mark-end text:id="IMark946555911970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55583605352"/>--scp-write-post-command<text:alphabetical-index-mark-end text:id="IMark9465558360535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55583988648"/>--sftp-write-pre-command<text:alphabetical-index-mark-end text:id="IMark946555839886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55502292008"/>--sftp-write-post-command<text:alphabetical-index-mark-end text:id="IMark9465550229200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655594100488"/>--webdav-login<text:alphabetical-index-mark-end text:id="IMark94655594100488"/>=&lt;name&gt;</text:p>
      <text:p text:style-name="Option_20_Start">Specify the default WebDAV login name.</text:p>
      <text:p text:style-name="Option_20_title"><text:alphabetical-index-mark-start text:id="IMark94655530542376"/>--webdav-password<text:alphabetical-index-mark-end text:id="IMark9465553054237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55581726600"/>--webdav-max-connections<text:alphabetical-index-mark-end text:id="IMark94655581726600"/>=&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655591206360"/>--webdav-write-pre-command<text:alphabetical-index-mark-end text:id="IMark9465559120636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55590268264"/>--webdav-write-post-command<text:alphabetical-index-mark-end text:id="IMark9465559026826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55502472024"/>--cd-device<text:alphabetical-index-mark-end text:id="IMark94655502472024"/>=&lt;device name&gt;, <text:alphabetical-index-mark-start text:id="IMark94655502292136"/>--dvd-device<text:alphabetical-index-mark-end text:id="IMark94655502292136"/>=&lt;device name&gt;, <text:alphabetical-index-mark-start text:id="IMark94655610670296"/>--bd-device<text:alphabetical-index-mark-end text:id="IMark94655610670296"/>=&lt;device name&gt;</text:p>
      <text:p text:style-name="Option_20_Start">Default device name for creating CDs/BDs/DVDs.</text:p>
      <text:p text:style-name="Option_20_title"><text:alphabetical-index-mark-start text:id="IMark94655591407144"/>--cd-request-volume-command<text:alphabetical-index-mark-end text:id="IMark94655591407144"/>=&lt;command&gt;, <text:alphabetical-index-mark-start text:id="IMark94655591197064"/>--dvd-request-volume-command<text:alphabetical-index-mark-end text:id="IMark94655591197064"/>=&lt;command&gt;, <text:alphabetical-index-mark-start text:id="IMark94655583978360"/>--bd-request-volume-command<text:alphabetical-index-mark-end text:id="IMark946555839783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55591210968"/>--cd-unload-volume-command<text:alphabetical-index-mark-end text:id="IMark94655591210968"/>=&lt;command&gt;, <text:alphabetical-index-mark-start text:id="IMark94655583988648"/>--dvd-unload-volume-command<text:alphabetical-index-mark-end text:id="IMark94655583988648"/>=&lt;command&gt;, <text:alphabetical-index-mark-start text:id="IMark94655594332072"/>--bd-unload-volume-command<text:alphabetical-index-mark-end text:id="IMark9465559433207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55592221976"/>--cd-load-volume-command<text:alphabetical-index-mark-end text:id="IMark94655592221976"/>=&lt;command&gt;, <text:alphabetical-index-mark-start text:id="IMark94655590298904"/>--dvd-load-volume-command<text:alphabetical-index-mark-end text:id="IMark94655590298904"/>=&lt;command&gt;, <text:alphabetical-index-mark-start text:id="IMark94655502472024"/>--bd-load-volume-command<text:alphabetical-index-mark-end text:id="IMark9465550247202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55596473736"/>--cd-volume-size<text:alphabetical-index-mark-end text:id="IMark94655596473736"/>=<text:bookmark-start text:name="__DdeLink__5568_1180582065"/>&lt;n&gt;[<text:span text:style-name="T225">T|</text:span>G|M|K], <text:alphabetical-index-mark-start text:id="IMark94655591407144"/>--dvd-volume-size<text:alphabetical-index-mark-end text:id="IMark94655591407144"/>=&lt;n&gt;[<text:span text:style-name="T225">T|</text:span>G|M|K], <text:alphabetical-index-mark-start text:id="IMark94655535502552"/>--bd-volume-size<text:alphabetical-index-mark-end text:id="IMark94655535502552"/>=&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55586222168"/>--cd-image-pre-command<text:alphabetical-index-mark-end text:id="IMark94655586222168"/>=&lt;command&gt;, <text:alphabetical-index-mark-start text:id="IMark94655591191432"/>--dvd-image-pre-command<text:alphabetical-index-mark-end text:id="IMark94655591191432"/>=&lt;command&gt;, <text:alphabetical-index-mark-start text:id="IMark94655594160680"/>--bd-image-pre-command<text:alphabetical-index-mark-end text:id="IMark946555941606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55591206360"/>--cd-image-post-command<text:alphabetical-index-mark-end text:id="IMark94655591206360"/>=&lt;command&gt;, <text:alphabetical-index-mark-start text:id="IMark94655583978360"/>--dvd-image-post-command<text:alphabetical-index-mark-end text:id="IMark94655583978360"/>=&lt;command&gt;, <text:alphabetical-index-mark-start text:id="IMark94655502292136"/>--bd-image-post-command<text:alphabetical-index-mark-end text:id="IMark946555022921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55591210968"/>--cd-image-command<text:alphabetical-index-mark-end text:id="IMark94655591210968"/>=&lt;command&gt;, <text:alphabetical-index-mark-start text:id="IMark94655591180264"/>--dvd-image-command<text:alphabetical-index-mark-end text:id="IMark94655591180264"/>=&lt;command&gt;, <text:alphabetical-index-mark-start text:id="IMark94655596399704"/>--bd-image-command<text:alphabetical-index-mark-end text:id="IMark94655596399704"/>=&lt;command&gt;</text:p>
      <text:p text:style-name="Option_20_Start">Command to create a CD/DVD/BD image. Default is <text:span text:style-name="Command"><text:span text:style-name="T24">mkisofs</text:span></text:span>.</text:p>
      <text:p text:style-name="P113">Available macros: %device, %file, %image, %sectors, %number, %j, %j1.</text:p>
      <text:p text:style-name="P131"><text:span text:style-name="T143">Note:<text:tab/></text:span>%i is the number of available CPU cores, %j1 is the number of available CPU cores minus 1, but at least 1.</text:p>
      <text:p text:style-name="Option_20_title"><text:alphabetical-index-mark-start text:id="IMark94655584057896"/>--cd-ecc-pre-command<text:alphabetical-index-mark-end text:id="IMark94655584057896"/>=&lt;command&gt;, <text:alphabetical-index-mark-start text:id="IMark94655596416344"/>--dvd-ecc-pre-command<text:alphabetical-index-mark-end text:id="IMark94655596416344"/>=&lt;command&gt;, <text:alphabetical-index-mark-start text:id="IMark94655591197064"/>--bd-ecc-pre-command<text:alphabetical-index-mark-end text:id="IMark94655591197064"/>=&lt;command&gt;</text:p>
      <text:p text:style-name="Option_20_Start">Command to execute before error correction codes (ecc) are added to a CD/DVD/BD image.</text:p>
      <text:p text:style-name="Option_20_title"><text:alphabetical-index-mark-start text:id="IMark94655526336760"/>--cd-ecc-post-command<text:alphabetical-index-mark-end text:id="IMark94655526336760"/>=&lt;command&gt;, <text:alphabetical-index-mark-start text:id="IMark94655591828840"/>--dvd-ecc-post-command<text:alphabetical-index-mark-end text:id="IMark94655591828840"/>=&lt;command&gt;, <text:alphabetical-index-mark-start text:id="IMark94655596473736"/>--bd-ecc-post-command<text:alphabetical-index-mark-end text:id="IMark94655596473736"/>=&lt;command&gt;</text:p>
      <text:p text:style-name="Option_20_Start">Command to execute after error correction codes (ecc) are added to a CD/DVD/BD image.</text:p>
      <text:p text:style-name="Option_20_title"><text:alphabetical-index-mark-start text:id="IMark94655594160680"/>--cd-ecc-command<text:alphabetical-index-mark-end text:id="IMark94655594160680"/>=&lt;command&gt;, <text:alphabetical-index-mark-start text:id="IMark94655580935080"/>--dvd-ecc-command<text:alphabetical-index-mark-end text:id="IMark94655580935080"/>=&lt;command&gt;, <text:alphabetical-index-mark-start text:id="IMark94655591210968"/>--bd-ecc-command<text:alphabetical-index-mark-end text:id="IMark94655591210968"/>=&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533030488"/><text:span text:style-name="T81">--cd‑blank-command</text:span><text:alphabetical-index-mark-end text:id="IMark94655533030488"/><text:span text:style-name="T81">=&lt;command&gt;, </text:span><text:alphabetical-index-mark-start text:id="IMark94655535502552"/><text:span text:style-name="T81">--dvd-blank-command</text:span><text:alphabetical-index-mark-end text:id="IMark94655535502552"/><text:span text:style-name="T81">=&lt;command&gt;, </text:span><text:alphabetical-index-mark-start text:id="IMark94655584057896"/><text:span text:style-name="T81">--bd-blank-command</text:span><text:alphabetical-index-mark-end text:id="IMark94655584057896"/><text:span text:style-name="T81">=&lt;command&gt;</text:span></text:p>
      <text:p text:style-name="Option_20_Start">Command to blank a CD/DVD/BD medium before writing.</text:p>
      <text:p text:style-name="Option_20_title"><text:alphabetical-index-mark-start text:id="IMark94655581726600"/>--cd-write-pre-command<text:alphabetical-index-mark-end text:id="IMark94655581726600"/>=&lt;command&gt;, <text:alphabetical-index-mark-start text:id="IMark94655581692264"/>--dvd-write-pre-command<text:alphabetical-index-mark-end text:id="IMark94655581692264"/>=&lt;command&gt;, <text:alphabetical-index-mark-start text:id="IMark94655526336760"/>--bd-write-pre-command<text:alphabetical-index-mark-end text:id="IMark94655526336760"/>=&lt;command&gt;</text:p>
      <text:p text:style-name="Option_20_Start">Command to execute before CD/DVD/BD image is written.</text:p>
      <text:p text:style-name="Option_20_title"><text:alphabetical-index-mark-start text:id="IMark94655592221976"/>--cd-write-post-command<text:alphabetical-index-mark-end text:id="IMark94655592221976"/>=&lt;command&gt;, <text:alphabetical-index-mark-start text:id="IMark94655596416344"/>--dvd-write-post-command<text:alphabetical-index-mark-end text:id="IMark94655596416344"/>=&lt;command&gt;, <text:alphabetical-index-mark-start text:id="IMark94655594160680"/>--bd-write-post-command<text:alphabetical-index-mark-end text:id="IMark94655594160680"/>=&lt;command&gt;</text:p>
      <text:p text:style-name="Option_20_Start">Command to execute after CD/DVD/BD image is written.</text:p>
      <text:p text:style-name="Option_20_title"><text:soft-page-break/><text:alphabetical-index-mark-start text:id="IMark94655609914152"/>--cd-write-command<text:alphabetical-index-mark-end text:id="IMark94655609914152"/>=&lt;command&gt;, <text:alphabetical-index-mark-start text:id="IMark94655610830056"/>--dvd-write-command<text:alphabetical-index-mark-end text:id="IMark94655610830056"/>=&lt;command&gt;, <text:alphabetical-index-mark-start text:id="IMark94655596475128"/>--bd-write-command<text:alphabetical-index-mark-end text:id="IMark94655596475128"/>=&lt;command&gt;</text:p>
      <text:p text:style-name="Option_20_Start">Command to write on CD/DVD/BD.</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591197064"/>--cd-write-image-command<text:alphabetical-index-mark-end text:id="IMark94655591197064"/>=&lt;command&gt;, <text:alphabetical-index-mark-start text:id="IMark94655580935080"/>--dvd-write-image-command<text:alphabetical-index-mark-end text:id="IMark94655580935080"/>=&lt;command&gt;, <text:alphabetical-index-mark-start text:id="IMark94655581726600"/>--bd-write-image-command<text:alphabetical-index-mark-end text:id="IMark94655581726600"/>=&lt;command&gt;</text:p>
      <text:p text:style-name="Option_20_Start">Command to write a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55591180264"/>--device<text:alphabetical-index-mark-end text:id="IMark94655591180264"/>=&lt;device name&gt;</text:p>
      <text:p text:style-name="Option_20_Start">Specify default device name.</text:p>
      <text:p text:style-name="Option_20_title"><text:alphabetical-index-mark-start text:id="IMark94655533030488"/>--device-request-volume-command<text:alphabetical-index-mark-end text:id="IMark94655533030488"/>=&lt;command&gt;</text:p>
      <text:p text:style-name="Option_20_Start">Command to request new volume for device.</text:p>
      <text:p text:style-name="Option_20_title"><text:alphabetical-index-mark-start text:id="IMark94655584057896"/>--device-load-volume-command<text:alphabetical-index-mark-end text:id="IMark94655584057896"/>=&lt;command&gt;</text:p>
      <text:p text:style-name="Option_20_Start">Command to load volume for device.</text:p>
      <text:p text:style-name="Option_20_title"><text:alphabetical-index-mark-start text:id="IMark94655596396872"/>--device-unload-volume-command<text:alphabetical-index-mark-end text:id="IMark94655596396872"/>=&lt;command&gt;</text:p>
      <text:p text:style-name="Option_20_Start">Command to unload volume from device.</text:p>
      <text:p text:style-name="Option_20_title"><text:alphabetical-index-mark-start text:id="IMark94655596473736"/>--device-volume-size<text:alphabetical-index-mark-end text:id="IMark94655596473736"/>=&lt;size&gt;</text:p>
      <text:p text:style-name="P94">Device volume size.<text:bookmark text:name="__DdeLink__5570_1180582065"/></text:p>
      <text:p text:style-name="Option_20_title"><text:alphabetical-index-mark-start text:id="IMark94655594313176"/>--device-image-pre-command<text:alphabetical-index-mark-end text:id="IMark94655594313176"/>=&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26336760"/>--device-image-post-command<text:alphabetical-index-mark-end text:id="IMark94655526336760"/>=&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soft-page-break/><text:alphabetical-index-mark-start text:id="IMark94655583589336"/>--device-image-command<text:alphabetical-index-mark-end text:id="IMark94655583589336"/>=&lt;command&gt;</text:p>
      <text:p text:style-name="Option_20_Start">Command to create a device image.</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96229432"/>--device-ecc-pre-command<text:alphabetical-index-mark-end text:id="IMark9465559622943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55594994568"/>--device-ecc-post-command<text:alphabetical-index-mark-end text:id="IMark9465559499456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55594332072"/>--device-ecc-command<text:alphabetical-index-mark-end text:id="IMark94655594332072"/>=&lt;command&gt;</text:p>
      <text:p text:style-name="Option_20_Start">Command to added error correction codes (ecc) to a device image.</text:p>
      <text:p text:style-name="Option_20_Start">Note: Still not implemented!</text:p>
      <text:p text:style-name="Option_20_title"><text:alphabetical-index-mark-start text:id="IMark94655609082776"/>--device-blank-command<text:alphabetical-index-mark-end text:id="IMark94655609082776"/>=&lt;command&gt;</text:p>
      <text:p text:style-name="Option_20_Start">Command to blank a device medium before writing.</text:p>
      <text:p text:style-name="Option_20_title"><text:alphabetical-index-mark-start text:id="IMark94655592221976"/>--device-write-pre-command<text:alphabetical-index-mark-end text:id="IMark94655592221976"/>=&lt;command&gt;</text:p>
      <text:p text:style-name="Option_20_Start">Command to execute before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81692264"/>--device-write-post-command<text:alphabetical-index-mark-end text:id="IMark94655581692264"/>=&lt;command&gt;</text:p>
      <text:p text:style-name="Option_20_Start">Command to execute after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21865560"/>--device-write-command<text:alphabetical-index-mark-end text:id="IMark94655521865560"/>=&lt;command&gt;</text:p>
      <text:p text:style-name="Option_20_Start">Command to write a device image.</text:p>
      <text:p text:style-name="P112">Available macros: %device, %file, %image, %number, %j, %j1.</text:p>
      <text:p text:style-name="P132"><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55590298904"/>--directory-strip<text:alphabetical-index-mark-end text:id="IMark94655590298904"/>=&lt;n&gt;, <text:alphabetical-index-mark-start text:id="IMark94655596396872"/>-p<text:alphabetical-index-mark-end text:id="IMark94655596396872"/>=&lt;n&gt;</text:p>
      <text:p text:style-name="Option_20_Start">Strip specified number of directory levels from file names of restored files.</text:p>
      <text:p text:style-name="Option_20_title"><text:soft-page-break/><text:alphabetical-index-mark-start text:id="IMark94655590298904"/>--destination<text:alphabetical-index-mark-end text:id="IMark94655590298904"/>=&lt;path&gt;</text:p>
      <text:p text:style-name="Option_20_Start">Restore files into specified path.</text:p>
      <text:p text:style-name="Option_20_title"><text:alphabetical-index-mark-start text:id="IMark94655591197064"/>--owner<text:alphabetical-index-mark-end text:id="IMark94655591197064"/>=&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655610670296"/>--<text:span text:style-name="T179">permissions</text:span><text:alphabetical-index-mark-end text:id="IMark94655610670296"/><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655583605352"/>--<text:span text:style-name="T207">sparse</text:span><text:alphabetical-index-mark-end text:id="IMark94655583605352"/></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55583978360"/>--daemon<text:alphabetical-index-mark-end text:id="IMark94655583978360"/></text:p>
      <text:p text:style-name="Option_20_Start">Run <text:span text:style-name="Name">BAR</text:span> in daemon mode (as a server).</text:p>
      <text:p text:style-name="Option_20_title"><text:alphabetical-index-mark-start text:id="IMark94655502292008"/>--no-detach<text:alphabetical-index-mark-end text:id="IMark94655502292008"/>, <text:alphabetical-index-mark-start text:id="IMark94655596399704"/>-D<text:alphabetical-index-mark-end text:id="IMark94655596399704"/></text:p>
      <text:p text:style-name="Option_20_Start">Do not detach process when running in daemon mode.</text:p>
      <text:p text:style-name="Option_20_title"><text:alphabetical-index-mark-start text:id="IMark94655583978360"/>--server-port<text:alphabetical-index-mark-end text:id="IMark94655583978360"/>=&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655609914152"/>--server-tls-port<text:alphabetical-index-mark-end text:id="IMark94655609914152"/>=&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655594332072"/>--server-ca-file<text:alphabetical-index-mark-end text:id="IMark94655594332072"/>=&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655591191432"/>--server-cert-file<text:alphabetical-index-mark-end text:id="IMark94655591191432"/>=&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655580935080"/>--server-key-file<text:alphabetical-index-mark-end text:id="IMark94655580935080"/>=&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655502343896"/>--server-password<text:alphabetical-index-mark-end text:id="IMark946555023438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655596416344"/>--<text:span text:style-name="T181">server-max-connections</text:span><text:alphabetical-index-mark-end text:id="IMark94655596416344"/><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655526336760"/>--<text:span text:style-name="T181">server-mode</text:span><text:alphabetical-index-mark-end text:id="IMark94655526336760"/><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55524091032"/>--jobs-directory<text:alphabetical-index-mark-end text:id="IMark94655524091032"/>=&lt;path name&gt;</text:p>
      <text:p text:style-name="Option_20_Start">Specify jobs directory. Default is: <text:span text:style-name="Filename"><text:span text:style-name="T24">/etc/bar/jobs</text:span></text:span>.</text:p>
      <text:p text:style-name="Option_20_title"><text:alphabetical-index-mark-start text:id="IMark94655596396872"/>--nice-level<text:alphabetical-index-mark-end text:id="IMark94655596396872"/>=&lt;n&gt;</text:p>
      <text:p text:style-name="Option_20_Start">Specify the nice-level the server should run. On Linux the nice level may be 0 (not nice) to 19 (very nice).</text:p>
      <text:p text:style-name="Option_20_title"><text:alphabetical-index-mark-start text:id="IMark94655502343896"/>--max-band-width<text:alphabetical-index-mark-end text:id="IMark94655502343896"/>=<text:bookmark-start text:name="__DdeLink__6154_796675737"/><text:bookmark-start text:name="__DdeLink__6150_796675737"/>(<text:bookmark-start text:name="__DdeLink__6739_1880764394"/>&lt;n&gt;[<text:span text:style-name="T225">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8431800" text:style-name="L11">
        <text:list-item>
          <text:p text:style-name="P176"><text:bookmark-start text:name="__DdeLink__7433_664228686"/>year: four digit year</text:p>
        </text:list-item>
        <text:list-item>
          <text:p text:style-name="P176">month: 1..12 or names Jan, Feb, Mar, Apr, May, Jun, Jul, Aug, Sept, Oct, Nov, Dec</text:p>
        </text:list-item>
        <text:list-item>
          <text:p text:style-name="P176">day: 1..31</text:p>
        </text:list-item>
        <text:list-item>
          <text:p text:style-name="P176">week day names: Mon, Tue, Wed, Thu, Fri, Sat, Sun</text:p>
        </text:list-item>
        <text:list-item>
          <text:p text:style-name="P176">hour: 00..23</text:p>
        </text:list-item>
        <text:list-item>
          <text:p text:style-name="P17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655592221976"/>--remote-bar-executable<text:alphabetical-index-mark-end text:id="IMark9465559222197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655594313176"/>--index-database<text:alphabetical-index-mark-end text:id="IMark94655594313176"/>=<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655583605352"/>--index-database-auto-update<text:alphabetical-index-mark-end text:id="IMark94655583605352"/></text:p>
      <text:p text:style-name="Option_20_Start">Enable automatically update index database with archives found on the file system or some remote server.</text:p>
      <text:p text:style-name="Option_20_title"><text:alphabetical-index-mark-start text:id="IMark94655583978360"/>--index-database-max-band-width<text:alphabetical-index-mark-end text:id="IMark94655583978360"/>=(<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2250110721664" text:continue-list="list14224805497983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55521865560"/>--index-database-keep-time<text:alphabetical-index-mark-end text:id="IMark94655521865560"/>=&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55609914152"/>--no-index-database<text:alphabetical-index-mark-end text:id="IMark94655609914152"/></text:p>
      <text:p text:style-name="Option_20_Start">Do not store index database for created archives.</text:p>
      <text:h text:style-name="P189" text:outline-level="3"><text:bookmark-start text:name="__RefHeading__10437_873480820"/><text:span text:style-name="T43">Continuous</text:span> database<text:bookmark-end text:name="__RefHeading__10437_873480820"/></text:h>
      <text:p text:style-name="Option_20_title"><text:alphabetical-index-mark-start text:id="IMark94655533030488"/>--<text:span text:style-name="T43">continuous-database</text:span><text:alphabetical-index-mark-end text:id="IMark94655533030488"/><text:span text:style-name="T43">=&lt;file name&gt;</text:span></text:p>
      <text:p text:style-name="P94">Specify the file name of the internal <text:span text:style-name="T43">continuous</text:span> database. Default is <text:span text:style-name="T43">empty to keep the database file in memory only.</text:span></text:p>
      <text:p text:style-name="Option_20_title"><text:alphabetical-index-mark-start text:id="IMark94655580935080"/><text:span text:style-name="T43">--continuous-max-size</text:span><text:alphabetical-index-mark-end text:id="IMark94655580935080"/><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655591197064"/><text:span text:style-name="T126">--continuous-min-time-delta</text:span><text:alphabetical-index-mark-end text:id="IMark94655591197064"/><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55592221976"/>--log<text:alphabetical-index-mark-end text:id="IMark9465559222197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55583605352"/>--log-file<text:alphabetical-index-mark-end text:id="IMark94655583605352"/>=&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34">Note:<text:tab/>The log file is closed and reopened every 10min to support log file rotation. By sending signal SIGUSR1 the log file can be closed and reopened at any time.</text:p>
      <text:p text:style-name="Option_20_title"><text:alphabetical-index-mark-start text:id="IMark94655594332072"/>--<text:span text:style-name="T174">log-format</text:span><text:alphabetical-index-mark-end text:id="IMark94655594332072"/><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55594313176"/>--log-post-command<text:alphabetical-index-mark-end text:id="IMark946555943131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55594160680"/>--config<text:alphabetical-index-mark-end text:id="IMark94655594160680"/>=&lt;file name&gt;</text:p>
      <text:p text:style-name="Option_20_Start">Read configuration from the specified file.</text:p>
      <text:p text:style-name="Option_20_title"><text:soft-page-break/><text:alphabetical-index-mark-start text:id="IMark94655526817880"/>--<text:span text:style-name="T207">save-configuration</text:span><text:alphabetical-index-mark-end text:id="IMark94655526817880"/><text:span text:style-name="T207">=&lt;file name&gt;</text:span></text:p>
      <text:p text:style-name="Option_20_Start">Format and save configuration to the specified file.</text:p>
      <text:p text:style-name="Option_20_title"><text:alphabetical-index-mark-start text:id="IMark94655609082776"/>--tmp-directory<text:alphabetical-index-mark-end text:id="IMark94655609082776"/>=&lt;path&gt;</text:p>
      <text:p text:style-name="Option_20_Start">Use the specified directory for temporary files.</text:p>
      <text:p text:style-name="Option_20_title"><text:alphabetical-index-mark-start text:id="IMark94655591206360"/>--max-tmp-size<text:alphabetical-index-mark-end text:id="IMark94655591206360"/>=&lt;size&gt;</text:p>
      <text:p text:style-name="P94">Use max. specified size for temporary files. If the space is occupied pause creating new <text:span text:style-name="T98">storage </text:span>files.</text:p>
      <text:p text:style-name="Option_20_note">Note: only temporary storage files are taken into account!</text:p>
      <text:p text:style-name="P63"><text:alphabetical-index-mark-start text:id="IMark94655524091032"/>--max-storage-size<text:alphabetical-index-mark-end text:id="IMark94655524091032"/>=&lt;size&gt;</text:p>
      <text:p text:style-name="Option_20_Start">Specify the max. size in bytes to use for storage. <text:span text:style-name="T176">If the storage size is exceeded older archives are deleted.</text:span></text:p>
      <text:p text:style-name="Option_20_title"><text:alphabetical-index-mark-start text:id="IMark94655609975592"/>--<text:span text:style-name="T178">max-threads</text:span><text:alphabetical-index-mark-end text:id="IMark94655609975592"/><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655535502552"/>--directory<text:alphabetical-index-mark-end text:id="IMark94655535502552"/>=&lt;path&gt;, <text:alphabetical-index-mark-start text:id="IMark94655610830056"/>-C<text:alphabetical-index-mark-end text:id="IMark94655610830056"/>=&lt;path&gt;</text:p>
      <text:p text:style-name="Option_20_Start">Change to directory.</text:p>
      <text:p text:style-name="P60"><text:alphabetical-index-mark-start text:id="IMark94655610670296"/>--jobs-directory<text:alphabetical-index-mark-end text:id="IMark94655610670296"/>=&lt;path name&gt;</text:p>
      <text:p text:style-name="P101">Specify jobs directory. Default is: <text:span text:style-name="Filename"><text:span text:style-name="T24">/etc/bar/jobs</text:span></text:span>.</text:p>
      <text:p text:style-name="P60"><text:alphabetical-index-mark-start text:id="IMark94655592221976"/>--<text:span text:style-name="T120">incremental-data</text:span>-directory<text:alphabetical-index-mark-end text:id="IMark94655592221976"/>=&lt;path name&gt;</text:p>
      <text:p text:style-name="P101">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4"><text:alphabetical-index-mark-start text:id="IMark94655596135640"/>--mount<text:alphabetical-index-mark-end text:id="IMark94655596135640"/>=&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55596473736"/>--pid-file<text:alphabetical-index-mark-end text:id="IMark9465559647373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55609975592"/>--<text:span text:style-name="T94">pairing-master-file</text:span><text:alphabetical-index-mark-end text:id="IMark94655609975592"/><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655591197064"/>--<text:span text:style-name="T179">pattern-type</text:span><text:alphabetical-index-mark-end text:id="IMark94655591197064"/><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55583864392"/>--group<text:alphabetical-index-mark-end text:id="IMark94655583864392"/>, <text:alphabetical-index-mark-start text:id="IMark94655502343896"/>-g<text:alphabetical-index-mark-end text:id="IMark94655502343896"/></text:p>
      <text:p text:style-name="Option_20_Start">Group files when listing archive content. </text:p>
      <text:p text:style-name="Option_20_title"><text:alphabetical-index-mark-start text:id="IMark94655591177048"/>--all<text:alphabetical-index-mark-end text:id="IMark94655591177048"/></text:p>
      <text:p text:style-name="Option_20_Start">Show all files, not only the newest version of a file when listing archive content.</text:p>
      <text:p text:style-name="Option_20_title"><text:alphabetical-index-mark-start text:id="IMark94655610320248"/>--long-format<text:alphabetical-index-mark-end text:id="IMark94655610320248"/>, <text:alphabetical-index-mark-start text:id="IMark94655610247416"/>-L<text:alphabetical-index-mark-end text:id="IMark94655610247416"/></text:p>
      <text:p text:style-name="Option_20_Start">Use long output format when listing archive content.</text:p>
      <text:p text:style-name="Option_20_title"><text:alphabetical-index-mark-start text:id="IMark94655596135640"/>--human-format<text:alphabetical-index-mark-end text:id="IMark94655596135640"/>, <text:alphabetical-index-mark-start text:id="IMark94655591206360"/>-H<text:alphabetical-index-mark-end text:id="IMark94655591206360"/></text:p>
      <text:p text:style-name="Option_20_Start">Print sizes in human readable format (number and unit) instead of bytes.</text:p>
      <text:p text:style-name="Option_20_title"><text:alphabetical-index-mark-start text:id="IMark94655596416344"/>--numeric-uid-gid<text:alphabetical-index-mark-end text:id="IMark94655596416344"/></text:p>
      <text:p text:style-name="Option_20_Start">Print user/group ids as numbers instead resolved names.</text:p>
      <text:p text:style-name="Option_20_title"><text:alphabetical-index-mark-start text:id="IMark94655596399704"/>--numeric-permission<text:alphabetical-index-mark-end text:id="IMark94655596399704"/></text:p>
      <text:p text:style-name="Option_20_Start">Print file/directory permissions as octal numbers instead of permission text flags.</text:p>
      <text:p text:style-name="Option_20_title"><text:alphabetical-index-mark-start text:id="IMark94655584098952"/>--no-header-footer<text:alphabetical-index-mark-end text:id="IMark94655584098952"/></text:p>
      <text:p text:style-name="Option_20_Start">Suppress output of header/footer when listing archive content.</text:p>
      <text:p text:style-name="Option_20_title"><text:alphabetical-index-mark-start text:id="IMark94655609082776"/>--delete-old-archive-files<text:alphabetical-index-mark-end text:id="IMark94655609082776"/></text:p>
      <text:p text:style-name="Option_20_Start">Delete all old archive files after creating new archive files.</text:p>
      <text:p text:style-name="Option_20_title"><text:alphabetical-index-mark-start text:id="IMark94655596416344"/>--ignore-no-backup-file<text:alphabetical-index-mark-end text:id="IMark94655596416344"/></text:p>
      <text:p text:style-name="Option_20_Start">Ignore <text:span text:style-name="Filename">.nobackup</text:span>/<text:span text:style-name="Filename">.NOBACKUP</text:span> file and store directories containing this file, too.</text:p>
      <text:p text:style-name="Option_20_title"><text:alphabetical-index-mark-start text:id="IMark94655591407144"/>--ignore-no-dump<text:alphabetical-index-mark-end text:id="IMark946555914071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55594313176"/>--skip-unreadable <text:alphabetical-index-mark-end text:id="IMark94655594313176"/></text:p>
      <text:p text:style-name="Option_20_Start">Skip unreadable files instead of reporting an error.</text:p>
      <text:p text:style-name="Option_20_title"><text:alphabetical-index-mark-start text:id="IMark94655610830056"/>--force-delta-compression<text:alphabetical-index-mark-end text:id="IMark94655610830056"/></text:p>
      <text:p text:style-name="Option_20_Start">Enable forced delta compression. If no delta compression can be used an error is reported instead of a warning only.</text:p>
      <text:p text:style-name="Option_20_title"><text:alphabetical-index-mark-start text:id="IMark94655530542376"/>--raw-images<text:alphabetical-index-mark-end text:id="IMark9465553054237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55611227240"/>--no-fragments-check<text:alphabetical-index-mark-end text:id="IMark94655611227240"/></text:p>
      <text:p text:style-name="Option_20_Start">Do not check if a fragmented file is complete.</text:p>
      <text:p text:style-name="Option_20_title"><text:alphabetical-index-mark-start text:id="IMark94655610673240"/>--archive-file-mode<text:alphabetical-index-mark-end text:id="IMark9465561067324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655583978360"/>--overwrite-archive-files<text:alphabetical-index-mark-end text:id="IMark94655583978360"/>, <text:alphabetical-index-mark-start text:id="IMark94655502343896"/>-o<text:alphabetical-index-mark-end text:id="IMark94655502343896"/></text:p>
      <text:p text:style-name="P122">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655526817880"/>--<text:span text:style-name="T180">restore-entry-mode</text:span><text:alphabetical-index-mark-end text:id="IMark94655526817880"/><text:span text:style-name="T180">=stop|rename|overwrite</text:span></text:p>
      <text:p text:style-name="P117">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655530542376"/>--overwrite-files<text:alphabetical-index-mark-end text:id="IMark94655530542376"/></text:p>
      <text:p text:style-name="Option_20_Start">Overwrite existing files when restoring files instead of reporting an error.</text:p>
      <text:p text:style-name="Option_20_title"><text:alphabetical-index-mark-start text:id="IMark94655596475128"/>--<text:span text:style-name="T224">test-created-archives</text:span><text:alphabetical-index-mark-end text:id="IMark94655596475128"/></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55591828840"/>--wait-first-volume<text:alphabetical-index-mark-end text:id="IMark946555918288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55502292008"/>--dry-run<text:alphabetical-index-mark-end text:id="IMark946555022920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55596396872"/>--no-storage<text:alphabetical-index-mark-end text:id="IMark9465559639687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55592221976"/>--no-bar-on-medium<text:alphabetical-index-mark-end text:id="IMark946555922219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655610869672"/>--no-stop-on-error<text:alphabetical-index-mark-end text:id="IMark94655610869672"/></text:p>
      <text:p text:style-name="Option_20_Start">Do not store operation when an error oc<text:span text:style-name="T121">c</text:span>ur. Try to continue with remaining restore.</text:p>
      <text:p text:style-name="Option_20_title"><text:alphabetical-index-mark-start text:id="IMark94655591177048"/>‑‑<text:span text:style-name="T226">no-stop-on-owner-error</text:span><text:alphabetical-index-mark-end text:id="IMark94655591177048"/></text:p>
      <text:p text:style-name="P103">Do not store operation when an <text:span text:style-name="T226">owner </text:span>error occur. Try to continue with remaining restore.</text:p>
      <text:p text:style-name="P135"><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4655535379208"/>--no-stop-on-attribute-error<text:alphabetical-index-mark-end text:id="IMark94655535379208"/></text:p>
      <text:p text:style-name="P102">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4655583822296"/>--no-default-config<text:alphabetical-index-mark-end text:id="IMark94655583822296"/></text:p>
      <text:p text:style-name="Option_20_Start">Do not read personal configuration file <text:span text:style-name="Filename"><text:span text:style-name="T24">~/.bar/bar.cfg</text:span></text:span><text:span text:style-name="T1">.</text:span></text:p>
      <text:p text:style-name="Option_20_title"><text:alphabetical-index-mark-start text:id="IMark94655581726600"/><text:span text:style-name="T1">--</text:span><text:span text:style-name="T5">volume-size</text:span><text:alphabetical-index-mark-end text:id="IMark94655581726600"/><text:span text:style-name="T1">=</text:span>&lt;n&gt;[<text:span text:style-name="T225">T|</text:span>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55530542376"/>--ecc<text:alphabetical-index-mark-end text:id="IMark94655530542376"/></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655581682104"/>--always-create-image<text:alphabetical-index-mark-end text:id="IMark94655581682104"/></text:p>
      <text:p text:style-name="Option_20_Start">Enable always generate an image file for CDs/DVDs/BDs or devices. Usually image files are only generated when error correction codes should be added.</text:p>
      <text:p text:style-name="P59"><text:alphabetical-index-mark-start text:id="IMark94655611227240"/>--blank<text:alphabetical-index-mark-end text:id="IMark94655611227240"/></text:p>
      <text:p text:style-name="Option_20_Start">Blank CD/DVD/BD medium before writing.</text:p>
      <text:p text:style-name="Option_20_title"><text:alphabetical-index-mark-start text:id="IMark94655610670296"/><text:alphabetical-index-mark-start text:id="IMark94655530542376"/>--quiet<text:alphabetical-index-mark-end text:id="IMark94655530542376"/><text:alphabetical-index-mark-end text:id="IMark94655610670296"/></text:p>
      <text:p text:style-name="Option_20_Start">Be quiet and suppress any output.</text:p>
      <text:p text:style-name="Option_20_title"><text:alphabetical-index-mark-start text:id="IMark94655581682104"/>--verbose<text:alphabetical-index-mark-end text:id="IMark9465558168210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655591206360"/>--version<text:alphabetical-index-mark-end text:id="IMark94655591206360"/></text:p>
      <text:p text:style-name="Option_20_Start">Output version of <text:span text:style-name="Name">BAR</text:span>.</text:p>
      <text:p text:style-name="Option_20_title"><text:alphabetical-index-mark-start text:id="IMark94655594994568"/>--help<text:alphabetical-index-mark-end text:id="IMark94655594994568"/>, <text:alphabetical-index-mark-start text:id="IMark94655580935080"/>-h<text:alphabetical-index-mark-end text:id="IMark94655580935080"/></text:p>
      <text:p text:style-name="Option_20_Start">Output help to options.</text:p>
      <text:p text:style-name="Option_20_title"><text:alphabetical-index-mark-start text:id="IMark94655591206360"/>--xhelp<text:alphabetical-index-mark-end text:id="IMark94655591206360"/></text:p>
      <text:p text:style-name="Option_20_Start">Output help to extended options.</text:p>
      <text:p text:style-name="Option_20_title"><text:alphabetical-index-mark-start text:id="IMark94655533030488"/>--help-internal<text:alphabetical-index-mark-end text:id="IMark9465553303048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55591206360"/>UUID<text:alphabetical-index-mark-end text:id="IMark94655591206360"/>=&lt;uuid&gt;</text:p>
      <text:p text:style-name="Option_20_Start">An unique universal identifier for the job. The UUID is created once when the job is created.</text:p>
      <text:p text:style-name="Option_20_title"><text:alphabetical-index-mark-start text:id="IMark94655596475128"/>archive-name<text:alphabetical-index-mark-end text:id="IMark94655596475128"/>=&lt;name&gt;</text:p>
      <text:p text:style-name="Option_20_Start">Specify the archive name. Usually this configuration entry is only found in job files.</text:p>
      <text:p text:style-name="Option_20_title"><text:alphabetical-index-mark-start text:id="IMark94655591828840"/>archive-type<text:alphabetical-index-mark-end text:id="IMark94655591828840"/>=normal|full|incremental|differential</text:p>
      <text:p text:style-name="Option_20_Start">Specify the archive type to create. Usually this configuration entry is only found in job files.</text:p>
      <text:p text:style-name="Option_20_title"><text:alphabetical-index-mark-start text:id="IMark94655583864392"/>crypt-password-mode<text:alphabetical-index-mark-end text:id="IMark94655583864392"/>=default|ask|config</text:p>
      <text:p text:style-name="Option_20_Start">Specify the password mode. Usually this configuration entry is only found in job files.</text:p>
      <text:p text:style-name="Option_20_title"><text:alphabetical-index-mark-start text:id="IMark94655610320248"/>include-file<text:alphabetical-index-mark-end text:id="IMark94655610320248"/>=&lt;pattern&gt;</text:p>
      <text:p text:style-name="Option_20_Start">Include matching entries into the created archive.</text:p>
      <text:p text:style-name="Option_20_title"><text:alphabetical-index-mark-start text:id="IMark94655592264248"/>include-file-list<text:alphabetical-index-mark-end text:id="IMark94655592264248"/>=&lt;file name&gt;</text:p>
      <text:p text:style-name="P104">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655609914152"/>include-file-command<text:alphabetical-index-mark-end text:id="IMark9465560991415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55581726600"/>include-image<text:alphabetical-index-mark-end text:id="IMark94655581726600"/>=&lt;pattern&gt;</text:p>
      <text:p text:style-name="Option_20_Start">Include matching devices as disk images into the created archive.</text:p>
      <text:p text:style-name="Option_20_title"><text:alphabetical-index-mark-start text:id="IMark94655590298904"/>include-<text:span text:style-name="T127">image</text:span>-list<text:alphabetical-index-mark-end text:id="IMark94655590298904"/>=&lt;file name&gt;</text:p>
      <text:p text:style-name="P105">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655535502552"/>include-image-command<text:alphabetical-index-mark-end text:id="IMark946555355025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55581692264"/>exclude<text:alphabetical-index-mark-end text:id="IMark9465558169226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55611295560"/><text:span text:style-name="T127">exclude</text:span>-list<text:alphabetical-index-mark-end text:id="IMark94655611295560"/>=&lt;file name&gt;</text:p>
      <text:p text:style-name="P105">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655524091032"/>exclude-command<text:alphabetical-index-mark-end text:id="IMark9465552409103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42249526192688" text:continue-list="list928431800" text:style-name="L11">
        <text:list-item>
          <text:p text:style-name="P191">month names: Jan, Feb, Mar, Apr, May, Jun, Jul, Aug, Sept, Oct, Nov, Dec</text:p>
        </text:list-item>
        <text:list-item>
          <text:p text:style-name="P19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4">begin</text:span> = &lt;time&gt;</text:p>
      <text:p text:style-name="P153"><text:span text:style-name="T194">end</text:span> = &lt;time&gt;</text:p>
      <text:p text:style-name="P38">The date string must have the following structure:</text:p>
      <text:p text:style-name="P154">&lt;year|*&gt;-&lt;month|*&gt;-&lt;day|*&gt;</text:p>
      <text:p text:style-name="P38">The week days string must have the following structure:</text:p>
      <text:p text:style-name="P154">&lt;day&gt;,...|*</text:p>
      <text:p text:style-name="P38">The time string must have the following structure:</text:p>
      <text:p text:style-name="P154">&lt;hour|*&gt;:&lt;minute|*&gt;</text:p>
      <text:p text:style-name="P119">with</text:p>
      <text:list xml:id="list142249194522890" text:continue-numbering="true" text:style-name="L11">
        <text:list-item>
          <text:p text:style-name="P192">month names: Jan, Feb, Mar, Apr, May, Jun, Jul, Aug, Sept, Oct, Nov, Dec</text:p>
        </text:list-item>
        <text:list-item>
          <text:p text:style-name="P192">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655502443080"/><text:alphabetical-index-mark-start text:id="IMark94655583864392"/>--port<text:alphabetical-index-mark-end text:id="IMark94655583864392"/><text:alphabetical-index-mark-end text:id="IMark94655502443080"/>=&lt;n&gt;, <text:alphabetical-index-mark-start text:id="IMark94655596229432"/><text:alphabetical-index-mark-start text:id="IMark94655610320248"/>-p<text:alphabetical-index-mark-end text:id="IMark94655610320248"/><text:alphabetical-index-mark-end text:id="IMark94655596229432"/>=&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655583978360"/><text:alphabetical-index-mark-start text:id="IMark94655591134904"/>--tls-port<text:alphabetical-index-mark-end text:id="IMark94655591134904"/><text:alphabetical-index-mark-end text:id="IMark94655583978360"/>=&lt;n&gt;</text:p>
      <text:p text:style-name="Option_20_Start">TLS server port. Default is: 38524.</text:p>
      <text:p text:style-name="Option_20_title"><text:alphabetical-index-mark-start text:id="IMark94655611246776"/>--password<text:alphabetical-index-mark-end text:id="IMark9465561124677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55524091032"/>--login-dialog<text:alphabetical-index-mark-end text:id="IMark94655524091032"/></text:p>
      <text:p text:style-name="Option_20_Start">Force to open the login dialog.</text:p>
      <text:p text:style-name="Option_20_title"><text:alphabetical-index-mark-start text:id="IMark94655583589336"/><text:span text:style-name="T137">--ca-file</text:span><text:alphabetical-index-mark-end text:id="IMark94655583589336"/><text:span text:style-name="T137">=&lt;file name&gt;</text:span></text:p>
      <text:p text:style-name="P110"><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655596399704"/><text:span text:style-name="T137">--cert-file</text:span><text:alphabetical-index-mark-end text:id="IMark94655596399704"/><text:span text:style-name="T137">=&lt;file name&gt;</text:span></text:p>
      <text:p text:style-name="P111"><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655591206360"/><text:alphabetical-index-mark-start text:id="IMark94655610830056"/>--key-file<text:alphabetical-index-mark-end text:id="IMark94655610830056"/><text:alphabetical-index-mark-end text:id="IMark94655591206360"/>=&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655594100488"/><text:span text:style-name="Filename"><text:span text:style-name="T5">--</text:span></text:span><text:span text:style-name="Filename"><text:span text:style-name="T10">force-ssl</text:span></text:span><text:alphabetical-index-mark-end text:id="IMark94655594100488"/></text:p>
      <text:p text:style-name="Option_20_Start"><text:span text:style-name="Filename"><text:span text:style-name="T85">Force SSL connection</text:span></text:span></text:p>
      <text:p text:style-name="Option_20_title"><text:soft-page-break/><text:alphabetical-index-mark-start text:id="IMark94655611246776"/>--select-job<text:alphabetical-index-mark-end text:id="IMark94655611246776"/>=&lt;name&gt;</text:p>
      <text:p text:style-name="Option_20_Start">Select a job in the status tab.</text:p>
      <text:p text:style-name="Option_20_title"><text:alphabetical-index-mark-start text:id="IMark94655583822296"/><text:alphabetical-index-mark-start text:id="IMark94655611089448"/>--job<text:alphabetical-index-mark-end text:id="IMark94655611089448"/><text:alphabetical-index-mark-end text:id="IMark94655583822296"/>=&lt;name&gt;, <text:alphabetical-index-mark-start text:id="IMark94655610670296"/><text:alphabetical-index-mark-start text:id="IMark94655581692264"/>-j<text:alphabetical-index-mark-end text:id="IMark94655581692264"/><text:alphabetical-index-mark-end text:id="IMark94655610670296"/>=&lt;name&gt;</text:p>
      <text:p text:style-name="P95">Start execution of job &lt;name&gt; and terminate <text:span text:style-name="Command"><text:span text:style-name="T45">BARC</text:span></text:span><text:span text:style-name="Command">ontrol</text:span>.</text:p>
      <text:p text:style-name="Option_20_title"><text:alphabetical-index-mark-start text:id="IMark94655610664360"/>--archive-type<text:alphabetical-index-mark-end text:id="IMark94655610664360"/>=&lt;mode&gt;</text:p>
      <text:p text:style-name="Option_20_Start">Set job mode: normal, full, incremental, differential. Default is: normal.</text:p>
      <text:p text:style-name="Option_20_title"><text:alphabetical-index-mark-start text:id="IMark94655538929528"/><text:alphabetical-index-mark-start text:id="IMark94655591828840"/>--abort<text:alphabetical-index-mark-end text:id="IMark94655591828840"/><text:alphabetical-index-mark-end text:id="IMark94655538929528"/>=&lt;name&gt;</text:p>
      <text:p text:style-name="P95">Abort execution of job &lt;name&gt; and terminate <text:span text:style-name="Command"><text:span text:style-name="T45">BARC</text:span></text:span><text:span text:style-name="Command">ontrol</text:span>.</text:p>
      <text:p text:style-name="Option_20_title"><text:alphabetical-index-mark-start text:id="IMark94655609552120"/>--ping<text:alphabetical-index-mark-end text:id="IMark94655609552120"/>, <text:alphabetical-index-mark-start text:id="IMark94655530351512"/>-i<text:alphabetical-index-mark-end text:id="IMark94655530351512"/></text:p>
      <text:p text:style-name="P95">Check connection to server and terminate <text:span text:style-name="Command"><text:span text:style-name="T45">BARC</text:span></text:span><text:span text:style-name="Command">ontrol</text:span>.</text:p>
      <text:p text:style-name="P62"><text:alphabetical-index-mark-start text:id="IMark94655611080856"/>--pause<text:alphabetical-index-mark-end text:id="IMark94655611080856"/>=&lt;n&gt;, <text:alphabetical-index-mark-start text:id="IMark94655596399704"/>-t<text:alphabetical-index-mark-end text:id="IMark94655596399704"/>=&lt;n&gt;</text:p>
      <text:p text:style-name="P111">Pause job execution for &lt;n&gt; seconds and terminate <text:span text:style-name="Command"><text:span text:style-name="T45">BARC</text:span></text:span><text:span text:style-name="Command">ontrol</text:span>.</text:p>
      <text:p text:style-name="Option_20_title"><text:alphabetical-index-mark-start text:id="IMark94655502292136"/>--suspend<text:alphabetical-index-mark-end text:id="IMark94655502292136"/>, <text:alphabetical-index-mark-start text:id="IMark94655611080856"/>-s<text:alphabetical-index-mark-end text:id="IMark94655611080856"/></text:p>
      <text:p text:style-name="P95">Suspend job execution and terminate <text:span text:style-name="Command"><text:span text:style-name="T45">BARC</text:span></text:span><text:span text:style-name="Command">ontrol</text:span>.</text:p>
      <text:p text:style-name="Option_20_title"><text:alphabetical-index-mark-start text:id="IMark94655611069256"/>--continue<text:alphabetical-index-mark-end text:id="IMark94655611069256"/>, <text:alphabetical-index-mark-start text:id="IMark94655586074632"/>-c<text:alphabetical-index-mark-end text:id="IMark94655586074632"/></text:p>
      <text:p text:style-name="P95">Continue job execution and terminate <text:span text:style-name="Command"><text:span text:style-name="T45">BARC</text:span></text:span><text:span text:style-name="Command">ontrol</text:span>.</text:p>
      <text:p text:style-name="Option_20_title"><text:alphabetical-index-mark-start text:id="IMark94655594313176"/>--list<text:alphabetical-index-mark-end text:id="IMark94655594313176"/>, <text:alphabetical-index-mark-start text:id="IMark94655596475128"/>-l<text:alphabetical-index-mark-end text:id="IMark94655596475128"/></text:p>
      <text:p text:style-name="P95">List jobs and terminate <text:span text:style-name="Command"><text:span text:style-name="T45">BARC</text:span></text:span><text:span text:style-name="Command">ontrol</text:span>.</text:p>
      <text:p text:style-name="P58"><text:alphabetical-index-mark-start text:id="IMark94655584057896"/>--index-database-add<text:alphabetical-index-mark-end text:id="IMark94655584057896"/>=<text:span text:style-name="T46">&lt;pattern&gt;</text:span></text:p>
      <text:p text:style-name="P96">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8"><text:alphabetical-index-mark-start text:id="IMark94655594100488"/>--index-database-remove<text:alphabetical-index-mark-end text:id="IMark94655594100488"/>=<text:span text:style-name="T46">&lt;pattern&gt;</text:span></text:p>
      <text:p text:style-name="P96">Remove storage archive from <text:span text:style-name="T46">the </text:span>index database and terminate <text:span text:style-name="Command"><text:span text:style-name="T45">BARC</text:span></text:span><text:span text:style-name="Command">ontrol</text:span>.</text:p>
      <text:p text:style-name="P58"><text:alphabetical-index-mark-start text:id="IMark94655609558104"/>--<text:span text:style-name="T46">index-database-refresh</text:span><text:alphabetical-index-mark-end text:id="IMark94655609558104"/><text:span text:style-name="T46">=&lt;pattern&gt;</text:span></text:p>
      <text:p text:style-name="P97">Refresh storage archives in the index database and terminate <text:span text:style-name="Command"><text:span text:style-name="T45">BARC</text:span></text:span><text:span text:style-name="Command">ontrol</text:span>.</text:p>
      <text:p text:style-name="P58"><text:alphabetical-index-mark-start text:id="IMark94655528913880"/>--<text:span text:style-name="T85">index-database-entities-list</text:span><text:alphabetical-index-mark-end text:id="IMark94655528913880"/><text:span text:style-name="T85">=&lt;name&gt;, </text:span><text:alphabetical-index-mark-start text:id="IMark94655609552120"/><text:span text:style-name="T85">-n</text:span><text:alphabetical-index-mark-end text:id="IMark94655609552120"/><text:span text:style-name="T85">=&lt;name&gt;</text:span></text:p>
      <text:p text:style-name="P98">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609396712"/>--index-database-storage<text:span text:style-name="T85">s</text:span>-list<text:alphabetical-index-mark-end text:id="IMark94655609396712"/>=&lt;<text:span text:style-name="T46">name</text:span>&gt;, <text:alphabetical-index-mark-start text:id="IMark94655611185432"/>-<text:span text:style-name="T46">a</text:span><text:alphabetical-index-mark-end text:id="IMark94655611185432"/><text:span text:style-name="T46">=&lt;names&gt;</text:span></text:p>
      <text:p text:style-name="P96">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611295560"/>--index-database-entries-list<text:alphabetical-index-mark-end text:id="IMark94655611295560"/>=&lt;pattern&gt;, <text:alphabetical-index-mark-start text:id="IMark94655610258232"/>-<text:span text:style-name="T46">e</text:span><text:alphabetical-index-mark-end text:id="IMark94655610258232"/><text:span text:style-name="T46">=&lt;name&gt;</text:span></text:p>
      <text:p text:style-name="P96">List index entries which match to <text:span text:style-name="T46">the names</text:span> &lt;<text:span text:style-name="T46">name</text:span>&gt; and terminate <text:span text:style-name="Command"><text:span text:style-name="T45">BARC</text:span></text:span><text:span text:style-name="Command">ontrol</text:span>.</text:p>
      <text:p text:style-name="P66"><text:soft-page-break/><text:alphabetical-index-mark-start text:id="IMark94655530542376"/>--<text:span text:style-name="T195">maintenance</text:span><text:alphabetical-index-mark-end text:id="IMark94655530542376"/><text:span text:style-name="T195">=</text:span>&lt;n&gt;</text:p>
      <text:p text:style-name="P156">Intermediate maintenance time for &lt;n&gt; minutes.</text:p>
      <text:p text:style-name="Option_20_title"><text:alphabetical-index-mark-start text:id="IMark94655611246776"/>--restore<text:alphabetical-index-mark-end text:id="IMark94655611246776"/>=&lt;name&gt;</text:p>
      <text:p text:style-name="Option_20_Start">Restore storage with name &lt;name&gt;</text:p>
      <text:p text:style-name="Option_20_title"><text:alphabetical-index-mark-start text:id="IMark94655609561736"/>--destination<text:alphabetical-index-mark-end text:id="IMark94655609561736"/>=&lt;directory&gt;</text:p>
      <text:p text:style-name="Option_20_Start">Selected destination directory for restore.</text:p>
      <text:p text:style-name="Option_20_title"><text:alphabetical-index-mark-start text:id="IMark94655535379208"/>--overwrite-entries<text:alphabetical-index-mark-end text:id="IMark94655535379208"/></text:p>
      <text:p text:style-name="Option_20_Start">Enable overwrite existing entries on restore.</text:p>
      <text:p text:style-name="Option_20_title"><text:alphabetical-index-mark-start text:id="IMark94655610852680"/><text:span text:style-name="T138">--role</text:span><text:alphabetical-index-mark-end text:id="IMark94655610852680"/><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55583568072"/>--version<text:alphabetical-index-mark-end text:id="IMark94655583568072"/></text:p>
      <text:p text:style-name="P95">Output version of <text:span text:style-name="Command"><text:span text:style-name="T45">BARC</text:span></text:span><text:span text:style-name="Command">ontrol</text:span>.</text:p>
      <text:p text:style-name="Option_20_title"><text:alphabetical-index-mark-start text:id="IMark94655611020232"/>--help<text:alphabetical-index-mark-end text:id="IMark94655611020232"/>, <text:alphabetical-index-mark-start text:id="IMark94655530351512"/>-h<text:alphabetical-index-mark-end text:id="IMark9465553035151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55583568072"/>pause-create<text:alphabetical-index-mark-end text:id="IMark94655583568072"/>=yes|no</text:p>
      <text:p text:style-name="Configuration">Pause creating new archive files when pause-button is pressed.</text:p>
      <text:p text:style-name="Configuration_20_title"><text:alphabetical-index-mark-start text:id="IMark94655610673240"/>pause-storage<text:alphabetical-index-mark-end text:id="IMark94655610673240"/>=yes|no</text:p>
      <text:p text:style-name="Configuration">Pause storage of archive files when pause-button is pressed.</text:p>
      <text:p text:style-name="Configuration_20_title"><text:alphabetical-index-mark-start text:id="IMark94655591134904"/>pause-restore<text:alphabetical-index-mark-end text:id="IMark94655591134904"/>=yes|no</text:p>
      <text:p text:style-name="Configuration">Pause restoring archive files when pause-button is pressed.</text:p>
      <text:p text:style-name="Configuration_20_title"><text:alphabetical-index-mark-start text:id="IMark94655521865560"/>pause-index-database-update<text:alphabetical-index-mark-end text:id="IMark94655521865560"/>=yes|no</text:p>
      <text:p text:style-name="Configuration">Pause automatic update index database when pause-button is pressed.</text:p>
      <text:p text:style-name="Configuration_20_title"><text:alphabetical-index-mark-start text:id="IMark94655596135640"/>server<text:alphabetical-index-mark-end text:id="IMark94655596135640"/>=&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655611089448"/>server-ca-file<text:alphabetical-index-mark-end text:id="IMark94655611089448"/>=&lt;filename&gt;</text:p>
      <text:p text:style-name="P150">BAR server certify authority key file name.</text:p>
      <text:p text:style-name="Configuration_20_title"><text:alphabetical-index-mark-start text:id="IMark94655609558104"/>server-cert-file<text:alphabetical-index-mark-end text:id="IMark94655609558104"/>=&lt;filename&gt;</text:p>
      <text:p text:style-name="P150">BAR server certificate key file name.</text:p>
      <text:p text:style-name="Configuration_20_title"><text:alphabetical-index-mark-start text:id="IMark94655581682104"/>server-key-file<text:alphabetical-index-mark-end text:id="IMark94655581682104"/>=&lt;filename&gt;</text:p>
      <text:p text:style-name="P150">BAR server key file name.</text:p>
      <text:p text:style-name="P151"><text:soft-page-break/><text:alphabetical-index-mark-start text:id="IMark94655610869672"/>force-ssl<text:alphabetical-index-mark-end text:id="IMark94655610869672"/>=yes|no</text:p>
      <text:p text:style-name="Configuration">Force TLS protected connection to BAR server.</text:p>
      <text:p text:style-name="P151"><text:alphabetical-index-mark-start text:id="IMark94655502292136"/>role<text:alphabetical-index-mark-end text:id="IMark9465550229213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655610830056"/><text:span text:style-name="T1">chunks</text:span><text:alphabetical-index-mark-end text:id="IMark9465561083005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54003421" text:style-name="L12">
        <text:list-item>
          <text:p text:style-name="P235">id (4 characters)</text:p>
        </text:list-item>
      </text:list>
      <text:list xml:id="list142248993821722" text:continue-list="list142250110721664" text:style-name="List_20_1">
        <text:list-item>
          <text:p text:style-name="List_20_1">size (uint64)</text:p>
        </text:list-item>
      </text:list>
      <text:list xml:id="list142249977948341" text:continue-list="list254003421" text:style-name="L12">
        <text:list-item>
          <text:p text:style-name="P18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oft-page-break/><text:s text:c="2"/>Debug version <text:s text:c="4"/>: no</text:p>
      <text:p text:style-name="P127"><text:s text:c="2"/>Crash dump support: no</text:p>
      <text:p text:style-name="P127"><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01784633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4224931522880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142248750610732" text:continue-list="list14224820477129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4224877842134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142249236713974" text:continue-numbering="true" text:style-name="Numbering_20_5">
        <text:list-item>
          <text:p text:style-name="Question">Can I just create the incremental list file?</text:p>
        </text:list-item>
      </text:list>
      <text:p text:style-name="P93">Yes. Use option <text:span text:style-name="Option">‑‑no-storage</text:span>. The incremental list file is created, but no archive files are neither created nor stored.</text:p>
      <text:list xml:id="list142249589417839" text:continue-numbering="true" text:style-name="Numbering_20_5">
        <text:list-item>
          <text:p text:style-name="P195">Can a log file created when BAR is used as a command line tool only?</text:p>
        </text:list-item>
      </text:list>
      <text:p text:style-name="P92">Yes. Usually a log file is only created in daemon mode. If a log file should also be created when BAR is used as command line tool, the option <text:span text:style-name="Option">‑‑log-file</text:span> must be explicitly specified on the command line.</text:p>
      <text:list xml:id="list14224925667065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42249377218468"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4224864010527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42248440416820"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4224955490729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14224935838687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42249886316312"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4224911153976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42249270435875"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9</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42249571337997" text:continue-numbering="true" text:style-name="Numbering_20_5">
        <text:list-item>
          <text:p text:style-name="P196">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14224918491002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224908385372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2249307970296"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4224874833154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4224932591183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4224991027182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225001514325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42249369559664"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4224882331356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224963256084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42249009933007"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224854807977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42249157269352" text:continue-numbering="true" text:style-name="Numbering_20_5">
        <text:list-item>
          <text:p text:style-name="Question"><text:soft-page-break/>Can I automate the login with BARControl?</text:p>
        </text:list-item>
      </text:list>
      <text:p text:style-name="P84">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42248546503441"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4224927715790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142248444926515"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2249745204069"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42248452459438" text:continue-numbering="true" text:style-name="Numbering_20_5">
        <text:list-item>
          <text:p text:style-name="P197">I tried to list the content of CD/DVD/BD with a specific device name, but BAR always report the error “file not found”.</text:p>
        </text:list-item>
      </text:list>
      <text:p text:style-name="P91">Make sure the device name is terminated by a “:”, e. g.</text:p>
      <text:p text:style-name="Answer"><text:soft-page-break/><text:span text:style-name="Command">bar dvd:///dev/sr1:</text:span></text:p>
      <text:list xml:id="list14224973476901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4224964716456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42248454911545"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142249275620836"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4224938226320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4225037487503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42250136104558" text:continue-numbering="true" text:style-name="Numbering_20_5">
        <text:list-item>
          <text:p text:style-name="P198">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5">Note: if the delta-compress-algorithm is used the original file for the delta-compression must still exists to extract the delta-compressed files, because the archive only contain the differences to the original files.</text:p>
      <text:list xml:id="list142250353821034" text:continue-numbering="true" text:style-name="Numbering_20_5">
        <text:list-item>
          <text:p text:style-name="P199">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99">C</text:span>reate a RAM disk, e. g.:</text:p>
      <text:p text:style-name="Answer_20_Command"><text:s/><text:span text:style-name="Command">mount -t tmpfs -o size=2G none /media/ramdisk</text:span></text:p>
      <text:p text:style-name="P86"><text:span text:style-name="T99">C</text:span>all <text:span text:style-name="Name">BAR</text:span> with the options:</text:p>
      <text:p text:style-name="Answer_20_Command"><text:span text:style-name="Option">--max-threads=2 -s 256M –tmp-directory=/media/ramdisk--max-tmp-size=1G</text:span></text:p>
      <text:list xml:id="list142249198005624" text:continue-numbering="true" text:style-name="Numbering_20_5">
        <text:list-item>
          <text:p text:style-name="P200">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3">er</text:span>, but there are conditions:</text:p>
      <text:p text:style-name="P48">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56072704" text:style-name="L13">
        <text:list-item>
          <text:p text:style-name="P236">version number of <text:span text:style-name="Name">BAR</text:span></text:p>
        </text:list-item>
      </text:list>
      <text:list xml:id="list142250431320989" text:continue-list="list14224899382172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42248550304329" text:continue-list="list356072704" text:style-name="L13">
        <text:list-item>
          <text:p text:style-name="P18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142249025941661" text:continue-list="list14225043132098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4225029262189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14224914042755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bort<text:tab/>74</text:p>
          <text:p text:style-name="P158">--all<text:tab/>64</text:p>
          <text:p text:style-name="P158">--always-create-image<text:tab/>67</text:p>
          <text:p text:style-name="P158">--archive-file-mode<text:tab/>65</text:p>
          <text:p text:style-name="P158">--archive-part-size<text:tab/>52</text:p>
          <text:p text:style-name="P158">--archive-type<text:tab/>74</text:p>
          <text:p text:style-name="P158">--bd-blank-command<text:tab/>56</text:p>
          <text:p text:style-name="P158">--bd-device<text:tab/>55</text:p>
          <text:p text:style-name="P158">--bd-ecc-command<text:tab/>56</text:p>
          <text:p text:style-name="P158">--bd-ecc-post-command<text:tab/>56</text:p>
          <text:p text:style-name="P158">--bd-ecc-pre-command<text:tab/>56</text:p>
          <text:p text:style-name="P158">--bd-image-command<text:tab/>56</text:p>
          <text:p text:style-name="P158">--bd-image-post-command<text:tab/>56</text:p>
          <text:p text:style-name="P158">--bd-image-pre-command<text:tab/>55</text:p>
          <text:p text:style-name="P158">--bd-load-volume-command<text:tab/>55</text:p>
          <text:p text:style-name="P158">--bd-request-volume-command<text:tab/>55</text:p>
          <text:p text:style-name="P158">--bd-unload-volume-command<text:tab/>55</text:p>
          <text:p text:style-name="P158">--bd-volume-size<text:tab/>55</text:p>
          <text:p text:style-name="P158">--bd-write-command<text:tab/>56</text:p>
          <text:p text:style-name="P158">--bd-write-image-command<text:tab/>57</text:p>
          <text:p text:style-name="P158">--bd-write-post-command<text:tab/>56</text:p>
          <text:p text:style-name="P158">--bd-write-pre-command<text:tab/>56</text:p>
          <text:p text:style-name="P158">--blank<text:tab/>67</text:p>
          <text:p text:style-name="P158">--ca-file<text:tab/>74</text:p>
          <text:p text:style-name="P158">--cd-device<text:tab/>55</text:p>
          <text:p text:style-name="P158">--cd-ecc-command<text:tab/>56</text:p>
          <text:p text:style-name="P158">--cd-ecc-post-command<text:tab/>56</text:p>
          <text:p text:style-name="P158">--cd-ecc-pre-command<text:tab/>56</text:p>
          <text:p text:style-name="P158">--cd-image-command<text:tab/>56</text:p>
          <text:p text:style-name="P158">--cd-image-post-command<text:tab/>56</text:p>
          <text:p text:style-name="P158">--cd-image-pre-command<text:tab/>55</text:p>
          <text:p text:style-name="P158">--cd-load-volume-command<text:tab/>55</text:p>
          <text:p text:style-name="P158">--cd-request-volume-command<text:tab/>55</text:p>
          <text:p text:style-name="P158">--cd-unload-volume-command<text:tab/>55</text:p>
          <text:p text:style-name="P158">--cd-volume-size<text:tab/>55</text:p>
          <text:p text:style-name="P158">--cd-write-command<text:tab/>56</text:p>
          <text:p text:style-name="P158">--cd-write-image-command<text:tab/>57</text:p>
          <text:p text:style-name="P158">--cd-write-post-command<text:tab/>56</text:p>
          <text:p text:style-name="P158">--cd-write-pre-command<text:tab/>56</text:p>
          <text:p text:style-name="P158">--cd‑blank-command<text:tab/>56</text:p>
          <text:p text:style-name="P158">--cert-file<text:tab/>74</text:p>
          <text:p text:style-name="P158">--comment<text:tab/>45</text:p>
          <text:p text:style-name="P158">--compare<text:tab/>11, 43</text:p>
          <text:p text:style-name="P158">--compress-algorithm<text:tab/>14, 47</text:p>
          <text:p text:style-name="P158">--compress-exclude<text:tab/>50</text:p>
          <text:p text:style-name="P158">--compress-min-size<text:tab/>50</text:p>
          <text:p text:style-name="P158">--config<text:tab/>63</text:p>
          <text:p text:style-name="P158">--continue<text:tab/>74</text:p>
          <text:p text:style-name="P158">--continuous-database<text:tab/>61</text:p>
          <text:p text:style-name="P158">--continuous-max-size<text:tab/>62</text:p>
          <text:p text:style-name="P158">--continuous-min-time-delta<text:tab/>62</text:p>
          <text:p text:style-name="P158">--convert<text:tab/>44</text:p>
          <text:p text:style-name="P158">--create<text:tab/>9, 43</text:p>
          <text:p text:style-name="P158">--crypt-algorithm<text:tab/>50</text:p>
          <text:p text:style-name="P158">--crypt-new-password<text:tab/>51</text:p>
          <text:p text:style-name="P158">--crypt-password<text:tab/>51</text:p>
          <text:p text:style-name="P158">--crypt-private-key<text:tab/>52</text:p>
          <text:p text:style-name="P158">--crypt-public-key<text:tab/>51</text:p>
          <text:p text:style-name="P158">--crypt-type<text:tab/>51</text:p>
          <text:p text:style-name="P158">--daemon<text:tab/>59</text:p>
          <text:p text:style-name="P158">--delete-old-archive-files<text:tab/>65</text:p>
          <text:p text:style-name="P158">--delta-source<text:tab/>50</text:p>
          <text:p text:style-name="P158">--destination<text:tab/>59, 75</text:p>
          <text:p text:style-name="P158">--device<text:tab/>57</text:p>
          <text:p text:style-name="P158">--device-blank-command<text:tab/>58</text:p>
          <text:p text:style-name="P158">--device-ecc-command<text:tab/>58</text:p>
          <text:p text:style-name="P158">--device-ecc-post-command<text:tab/>58</text:p>
          <text:p text:style-name="P158">--device-ecc-pre-command<text:tab/>58</text:p>
          <text:p text:style-name="P158">--device-image-command<text:tab/>57</text:p>
          <text:p text:style-name="P158">--device-image-post-command<text:tab/>57</text:p>
          <text:p text:style-name="P158">--device-image-pre-command<text:tab/>57</text:p>
          <text:p text:style-name="P158">--device-load-volume-command<text:tab/>57</text:p>
          <text:p text:style-name="P158">--device-request-volume-command<text:tab/>57</text:p>
          <text:p text:style-name="P158">--device-unload-volume-command<text:tab/>57</text:p>
          <text:p text:style-name="P158">--device-volume-size<text:tab/>57</text:p>
          <text:p text:style-name="P158">--device-write-command<text:tab/>58</text:p>
          <text:p text:style-name="P158">--device-write-post-command<text:tab/>58</text:p>
          <text:p text:style-name="P158">--device-write-pre-command<text:tab/>58</text:p>
          <text:p text:style-name="P158">--differential<text:tab/>47</text:p>
          <text:p text:style-name="P158">--directory<text:tab/>64</text:p>
          <text:p text:style-name="P158">--directory-strip<text:tab/>58</text:p>
          <text:p text:style-name="P158">--dry-run<text:tab/>66</text:p>
          <text:p text:style-name="P158">--dvd-blank-command<text:tab/>56</text:p>
          <text:p text:style-name="P158">--dvd-device<text:tab/>55</text:p>
          <text:p text:style-name="P158">--dvd-ecc-command<text:tab/>56</text:p>
          <text:p text:style-name="P158">--dvd-ecc-post-command<text:tab/>56</text:p>
          <text:p text:style-name="P158">--dvd-ecc-pre-command<text:tab/>56</text:p>
          <text:p text:style-name="P158">--dvd-image-command<text:tab/>56</text:p>
          <text:p text:style-name="P158">--dvd-image-post-command<text:tab/>56</text:p>
          <text:p text:style-name="P158">--dvd-image-pre-command<text:tab/>55</text:p>
          <text:p text:style-name="P158">--dvd-load-volume-command<text:tab/>55</text:p>
          <text:p text:style-name="P158">--dvd-request-volume-command<text:tab/>55</text:p>
          <text:p text:style-name="P158">--dvd-unload-volume-command<text:tab/>55</text:p>
          <text:p text:style-name="P158">--dvd-volume-size<text:tab/>55</text:p>
          <text:p text:style-name="P158"><text:soft-page-break/>--dvd-write-command<text:tab/>56</text:p>
          <text:p text:style-name="P158">--dvd-write-image-command<text:tab/>57</text:p>
          <text:p text:style-name="P158">--dvd-write-post-command<text:tab/>56</text:p>
          <text:p text:style-name="P158">--dvd-write-pre-command<text:tab/>56</text:p>
          <text:p text:style-name="P158">--ecc<text:tab/>66</text:p>
          <text:p text:style-name="P158">--exclude<text:tab/>46</text:p>
          <text:p text:style-name="P158">--exclude-command<text:tab/>46</text:p>
          <text:p text:style-name="P158">--exclude-list<text:tab/>46</text:p>
          <text:p text:style-name="P158">--extract<text:tab/>12, 44</text:p>
          <text:p text:style-name="P158">--file-write-post-command<text:tab/>53</text:p>
          <text:p text:style-name="P158">--file-write-pre-command<text:tab/>53</text:p>
          <text:p text:style-name="P158">--force-delta-compression<text:tab/>65</text:p>
          <text:p text:style-name="P158"><text:span text:style-name="T5">--force-ssl</text:span><text:tab/>74</text:p>
          <text:p text:style-name="P158">--force-verify-signatures<text:tab/>52</text:p>
          <text:p text:style-name="P158">--fragment-size<text:tab/>52</text:p>
          <text:p text:style-name="P158">--ftp-login-name<text:tab/>53</text:p>
          <text:p text:style-name="P158">--ftp-max-connections<text:tab/>53</text:p>
          <text:p text:style-name="P158">--ftp-password<text:tab/>53</text:p>
          <text:p text:style-name="P158">--ftp-write-post-command<text:tab/>53</text:p>
          <text:p text:style-name="P158">--ftp-write-pre-command<text:tab/>53</text:p>
          <text:p text:style-name="P158"><text:span text:style-name="T24">--full</text:span><text:tab/>46</text:p>
          <text:p text:style-name="P158">--generate-keys<text:tab/>44</text:p>
          <text:p text:style-name="P158">--generate-keys-bits<text:tab/>44</text:p>
          <text:p text:style-name="P158">--generate-keys-mode<text:tab/>44</text:p>
          <text:p text:style-name="P158">--generate-signature-keys<text:tab/>44</text:p>
          <text:p text:style-name="P158">--group<text:tab/>64</text:p>
          <text:p text:style-name="P158">--help<text:tab/>67, 75</text:p>
          <text:p text:style-name="P158">--help-internal<text:tab/>67</text:p>
          <text:p text:style-name="P158">--human-format<text:tab/>64</text:p>
          <text:p text:style-name="P158">--ignore-no-backup-file<text:tab/>65</text:p>
          <text:p text:style-name="P158">--ignore-no-dump<text:tab/>65</text:p>
          <text:p text:style-name="P158">--image<text:tab/>43</text:p>
          <text:p text:style-name="P158">--include<text:tab/>45</text:p>
          <text:p text:style-name="P158">--include-file command<text:tab/>46</text:p>
          <text:p text:style-name="P158">--include-file-list<text:tab/>45</text:p>
          <text:p text:style-name="P158">--include-image-command<text:tab/>46</text:p>
          <text:p text:style-name="P158">--include-image-list<text:tab/>46</text:p>
          <text:p text:style-name="P158"><text:span text:style-name="T24">--incremental</text:span><text:tab/>47</text:p>
          <text:p text:style-name="P158">--incremental-data-directory<text:tab/>64</text:p>
          <text:p text:style-name="P158"><text:span text:style-name="T24">--incremental-list-file</text:span><text:tab/>47</text:p>
          <text:p text:style-name="P158">--index-database<text:tab/>60</text:p>
          <text:p text:style-name="P158">--index-database-add<text:tab/>74</text:p>
          <text:p text:style-name="P158">--index-database-auto-update<text:tab/>61</text:p>
          <text:p text:style-name="P158">--index-database-entities-list<text:tab/>75</text:p>
          <text:p text:style-name="P158">--index-database-entries-list<text:tab/>75</text:p>
          <text:p text:style-name="P158">--index-database-keep-time<text:tab/>61</text:p>
          <text:p text:style-name="P158">--index-database-max-band-width<text:tab/>61</text:p>
          <text:p text:style-name="P158">--index-database-refresh<text:tab/>75</text:p>
          <text:p text:style-name="P158">--index-database-remove<text:tab/>75</text:p>
          <text:p text:style-name="P158">--index-database-storages-list<text:tab/>75</text:p>
          <text:p text:style-name="P158">--info<text:tab/>45</text:p>
          <text:p text:style-name="P158">--job<text:tab/>74</text:p>
          <text:p text:style-name="P158">--jobs-directory<text:tab/>60, 64</text:p>
          <text:p text:style-name="P158">--key-file<text:tab/>74</text:p>
          <text:p text:style-name="P158">--list<text:tab/>10, 43, 74</text:p>
          <text:p text:style-name="P158">--log<text:tab/>62</text:p>
          <text:p text:style-name="P158">--log-file<text:tab/>62</text:p>
          <text:p text:style-name="P158">--log-format<text:tab/>62</text:p>
          <text:p text:style-name="P158">--log-post-command<text:tab/>63</text:p>
          <text:p text:style-name="P158">--login-dialog<text:tab/>73</text:p>
          <text:p text:style-name="P158">--long-format<text:tab/>64</text:p>
          <text:p text:style-name="P158">--maintenance<text:tab/>75</text:p>
          <text:p text:style-name="P158">--max-band-width<text:tab/>60</text:p>
          <text:p text:style-name="P158">--max-storage-size<text:tab/>63</text:p>
          <text:p text:style-name="P158">--max-threads<text:tab/>64</text:p>
          <text:p text:style-name="P158">--max-tmp-size<text:tab/>63</text:p>
          <text:p text:style-name="P158">--mount<text:tab/>45, 64</text:p>
          <text:p text:style-name="P158">--mount-command<text:tab/>45</text:p>
          <text:p text:style-name="P158">--mount-device-command<text:tab/>45</text:p>
          <text:p text:style-name="P158">--nice-level<text:tab/>60</text:p>
          <text:p text:style-name="P158">--no-bar-on-medium<text:tab/>66</text:p>
          <text:p text:style-name="P158">--no-default-config<text:tab/>66</text:p>
          <text:p text:style-name="P158">--no-detach<text:tab/>59</text:p>
          <text:p text:style-name="P158">--no-fragments-check<text:tab/>65</text:p>
          <text:p text:style-name="P158">--no-header-footer<text:tab/>65</text:p>
          <text:p text:style-name="P158">--no-index-database<text:tab/>61</text:p>
          <text:p text:style-name="P158">--no-signatures<text:tab/>52</text:p>
          <text:p text:style-name="P158">--no-stop-on-attribute-error<text:tab/>66</text:p>
          <text:p text:style-name="P158">--no-stop-on-error<text:tab/>66</text:p>
          <text:p text:style-name="P158">--no-storage<text:tab/>66</text:p>
          <text:p text:style-name="P158">--normal<text:tab/>46</text:p>
          <text:p text:style-name="P158">--numeric-permission<text:tab/>65</text:p>
          <text:p text:style-name="P158">--numeric-uid-gid<text:tab/>65</text:p>
          <text:p text:style-name="P158">--overwrite-archive-files<text:tab/>65</text:p>
          <text:p text:style-name="P158">--overwrite-entries<text:tab/>75</text:p>
          <text:p text:style-name="P158">--overwrite-files<text:tab/>66</text:p>
          <text:p text:style-name="P158">--owner<text:tab/>59</text:p>
          <text:p text:style-name="P158">--pairing-master-file<text:tab/>64</text:p>
          <text:p text:style-name="P158">--password<text:tab/>73</text:p>
          <text:p text:style-name="P158">--pattern-type<text:tab/>64</text:p>
          <text:p text:style-name="P158">--pause<text:tab/>74</text:p>
          <text:p text:style-name="P158">--permissions<text:tab/>59</text:p>
          <text:p text:style-name="P158">--pid-file<text:tab/>64</text:p>
          <text:p text:style-name="P158">--ping<text:tab/>74</text:p>
          <text:p text:style-name="P158">--port<text:tab/>73</text:p>
          <text:p text:style-name="P158">--post-command<text:tab/>45</text:p>
          <text:p text:style-name="P158">--pre-command<text:tab/>44</text:p>
          <text:p text:style-name="P158">--quiet<text:tab/>67</text:p>
          <text:p text:style-name="P158">--raw-images<text:tab/>65</text:p>
          <text:p text:style-name="P158">--remote-bar-executable<text:tab/>60</text:p>
          <text:p text:style-name="P158"><text:soft-page-break/>--restore<text:tab/>75</text:p>
          <text:p text:style-name="P158">--restore-entry-mode<text:tab/>66</text:p>
          <text:p text:style-name="P158">--role<text:tab/>75</text:p>
          <text:p text:style-name="P158">--scp-write-post-command<text:tab/>54</text:p>
          <text:p text:style-name="P158">--scp-write-pre-command<text:tab/>54</text:p>
          <text:p text:style-name="P158">--select-job<text:tab/>74</text:p>
          <text:p text:style-name="P158">--server-ca-file<text:tab/>59</text:p>
          <text:p text:style-name="P158">--server-cert-file<text:tab/>59</text:p>
          <text:p text:style-name="P158">--server-key-file<text:tab/>59</text:p>
          <text:p text:style-name="P158">--server-max-connections<text:tab/>60</text:p>
          <text:p text:style-name="P158">--server-mode<text:tab/>60</text:p>
          <text:p text:style-name="P158">--server-password<text:tab/>59</text:p>
          <text:p text:style-name="P158">--server-port<text:tab/>59</text:p>
          <text:p text:style-name="P158">--server-tls-port<text:tab/>59</text:p>
          <text:p text:style-name="P158">--sftp-write-post-command<text:tab/>54</text:p>
          <text:p text:style-name="P158">--sftp-write-pre-command<text:tab/>54</text:p>
          <text:p text:style-name="P158">--signature-private-key<text:tab/>52</text:p>
          <text:p text:style-name="P158">--signatures-public-key<text:tab/>52</text:p>
          <text:p text:style-name="P158">--skip-unreadable<text:tab/>65</text:p>
          <text:p text:style-name="P158">--skip-verify-signatures<text:tab/>52</text:p>
          <text:p text:style-name="P158">--ssh-login-name<text:tab/>53</text:p>
          <text:p text:style-name="P158">--ssh-max-connections<text:tab/>54</text:p>
          <text:p text:style-name="P158">--ssh-password<text:tab/>53</text:p>
          <text:p text:style-name="P158">--ssh-port<text:tab/>53</text:p>
          <text:p text:style-name="P158">--ssh-private-key<text:tab/>54</text:p>
          <text:p text:style-name="P158">--ssh-public-key<text:tab/>54</text:p>
          <text:p text:style-name="P158">--storage-command<text:tab/>44, 46</text:p>
          <text:p text:style-name="P158">--storage-list<text:tab/>44, 46</text:p>
          <text:p text:style-name="P158">--storage-list-stdin<text:tab/>44</text:p>
          <text:p text:style-name="P158">--suspend<text:tab/>74</text:p>
          <text:p text:style-name="P158">--test<text:tab/>11, 43</text:p>
          <text:p text:style-name="P158">--tls-port<text:tab/>73</text:p>
          <text:p text:style-name="P158">--tmp-directory<text:tab/>63</text:p>
          <text:p text:style-name="P158">--unmount-command<text:tab/>45</text:p>
          <text:p text:style-name="P158">--verbose<text:tab/>67</text:p>
          <text:p text:style-name="P158">--version<text:tab/>67, 75</text:p>
          <text:p text:style-name="P158"><text:span text:style-name="T1">--volume-size</text:span><text:tab/>66</text:p>
          <text:p text:style-name="P158">--wait-first-volume<text:tab/>66</text:p>
          <text:p text:style-name="P158">--webdav-login<text:tab/>54</text:p>
          <text:p text:style-name="P158">--webdav-max-connections<text:tab/>54</text:p>
          <text:p text:style-name="P158">--webdav-password<text:tab/>54</text:p>
          <text:p text:style-name="P158">--webdav-write-post-command<text:tab/>55</text:p>
          <text:p text:style-name="P158">--webdav-write-pre-command<text:tab/>55</text:p>
          <text:p text:style-name="P158">--xhelp<text:tab/>67</text:p>
          <text:p text:style-name="P158">-!<text:tab/>46</text:p>
          <text:p text:style-name="P158">-#<text:tab/>45</text:p>
          <text:p text:style-name="P158">-a<text:tab/>75</text:p>
          <text:p text:style-name="P158">-c<text:tab/>43, 74</text:p>
          <text:p text:style-name="P158">-C<text:tab/>64</text:p>
          <text:p text:style-name="P158">-d<text:tab/>43</text:p>
          <text:p text:style-name="P158">-D<text:tab/>59</text:p>
          <text:p text:style-name="P158">-e<text:tab/>75</text:p>
          <text:p text:style-name="P158"><text:span text:style-name="T24">-f</text:span><text:tab/>46</text:p>
          <text:p text:style-name="P158">-g<text:tab/>64</text:p>
          <text:p text:style-name="P158">-h<text:tab/>67, 75</text:p>
          <text:p text:style-name="P158">-H<text:tab/>64</text:p>
          <text:p text:style-name="P158">-i<text:tab/>47, 74</text:p>
          <text:p text:style-name="P158">-j<text:tab/>74</text:p>
          <text:p text:style-name="P158">-l<text:tab/>43, 74</text:p>
          <text:p text:style-name="P158">-L<text:tab/>64</text:p>
          <text:p text:style-name="P158">-m<text:tab/>43</text:p>
          <text:p text:style-name="P158">-n<text:tab/>75</text:p>
          <text:p text:style-name="P158">-o<text:tab/>65</text:p>
          <text:p text:style-name="P158">-p<text:tab/>58, 73</text:p>
          <text:p text:style-name="P158">-s<text:tab/>16, 52, 74</text:p>
          <text:p text:style-name="P158">-t<text:tab/>43, 74</text:p>
          <text:p text:style-name="P158">-T<text:tab/>44</text:p>
          <text:p text:style-name="P158">-x<text:tab/>44</text:p>
          <text:p text:style-name="P158">-y<text:tab/>50</text:p>
          <text:p text:style-name="P158">-z<text:tab/>14, 47</text:p>
          <text:p text:style-name="P159">A</text:p>
          <text:p text:style-name="P158">archive-name<text:tab/>68</text:p>
          <text:p text:style-name="P158">archive-type<text:tab/>68</text:p>
          <text:p text:style-name="P158">atime<text:tab/>9</text:p>
          <text:p text:style-name="P159">B</text:p>
          <text:p text:style-name="P158">bar-keygen<text:tab/>7</text:p>
          <text:p text:style-name="P158">basic commands<text:tab/>43</text:p>
          <text:p text:style-name="P159">C</text:p>
          <text:p text:style-name="P158">chunks<text:tab/>77</text:p>
          <text:p text:style-name="P158">compare archive<text:tab/>11</text:p>
          <text:p text:style-name="P158">compress archive<text:tab/>14</text:p>
          <text:p text:style-name="P158">compression<text:tab/>47</text:p>
          <text:p text:style-name="P158">creating archive<text:tab/>9</text:p>
          <text:p text:style-name="P158">crypt-password-mode<text:tab/>68</text:p>
          <text:p text:style-name="P159">D</text:p>
          <text:p text:style-name="P158">device configuration<text:tab/>71</text:p>
          <text:p text:style-name="P158">differential archive<text:tab/>13</text:p>
          <text:p text:style-name="P159">E</text:p>
          <text:p text:style-name="P158">encryption<text:tab/>50</text:p>
          <text:p text:style-name="P158">exclude<text:tab/>69</text:p>
          <text:p text:style-name="P158">exclude-command<text:tab/>69</text:p>
          <text:p text:style-name="P158">exclude-list<text:tab/>69</text:p>
          <text:p text:style-name="P158">extract archive<text:tab/>12</text:p>
          <text:p text:style-name="P159">F</text:p>
          <text:p text:style-name="P158">file format<text:tab/>77</text:p>
          <text:p text:style-name="P158">force-ssl<text:tab/>76</text:p>
          <text:p text:style-name="P158">ftp server configuration<text:tab/>70</text:p>
          <text:p text:style-name="P159">G</text:p>
          <text:p text:style-name="P158">graphical front end<text:tab/>24</text:p>
          <text:p text:style-name="P159"><text:soft-page-break/>I</text:p>
          <text:p text:style-name="P158">include-file<text:tab/>68</text:p>
          <text:p text:style-name="P158">include-file-command<text:tab/>68</text:p>
          <text:p text:style-name="P158">include-file-list<text:tab/>68</text:p>
          <text:p text:style-name="P158">include-image<text:tab/>69</text:p>
          <text:p text:style-name="P158">include-image-command<text:tab/>69</text:p>
          <text:p text:style-name="P158">include-image-list<text:tab/>69</text:p>
          <text:p text:style-name="P158">include/exclude files<text:tab/>45</text:p>
          <text:p text:style-name="P158">incremental archive<text:tab/>13</text:p>
          <text:p text:style-name="P159">L</text:p>
          <text:p text:style-name="P158">list archive<text:tab/>10</text:p>
          <text:p text:style-name="P159">P</text:p>
          <text:p text:style-name="P158">pause-create<text:tab/>75</text:p>
          <text:p text:style-name="P158">pause-index-database-update<text:tab/>76</text:p>
          <text:p text:style-name="P158">pause-restore<text:tab/>76</text:p>
          <text:p text:style-name="P158">pause-storage<text:tab/>75</text:p>
          <text:p text:style-name="P158">persistence configuration<text:tab/>72</text:p>
          <text:p text:style-name="P159">R</text:p>
          <text:p text:style-name="P158">role<text:tab/>76</text:p>
          <text:p text:style-name="P159">S</text:p>
          <text:p text:style-name="P158">schedule configuration<text:tab/>71</text:p>
          <text:p text:style-name="P158">server<text:tab/>20, 59, 76</text:p>
          <text:p text:style-name="P158">server-ca-file<text:tab/>76</text:p>
          <text:p text:style-name="P158">server-cert-file<text:tab/>76</text:p>
          <text:p text:style-name="P158">server-key-file<text:tab/>76</text:p>
          <text:p text:style-name="P158">split archives<text:tab/>16, 52</text:p>
          <text:p text:style-name="P158">ssh/scp/sftp server configuration<text:tab/>70</text:p>
          <text:p text:style-name="P158">store archives<text:tab/>17, 53</text:p>
          <text:p text:style-name="P159">T</text:p>
          <text:p text:style-name="P158">test archive<text:tab/>11</text:p>
          <text:p text:style-name="P159">U</text:p>
          <text:p text:style-name="P158">URI<text:tab/>17</text:p>
          <text:p text:style-name="P158">UUID<text:tab/>68</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4-21T14:22:43.506582245</dc:date>
    <meta:editing-duration>P365DT58M</meta:editing-duration>
    <meta:editing-cycles>718</meta:editing-cycles>
    <meta:generator>LibreOffice/6.0.7.3$Linux_X86_64 LibreOffice_project/00m0$Build-3</meta:generator>
    <meta:document-statistic meta:table-count="16" meta:image-count="20" meta:object-count="0" meta:page-count="97" meta:paragraph-count="2825" meta:word-count="26745" meta:character-count="167987" meta:non-whitespace-character-count="144577"/>
  </office:meta>
</office:document-meta>
</file>